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78*"/>
    </style:style>
    <style:style style:name="Table1.C" style:family="table-column">
      <style:table-column-properties style:column-width="1.215cm" style:rel-column-width="4684*"/>
    </style:style>
    <style:style style:name="Table1.N" style:family="table-column">
      <style:table-column-properties style:column-width="1.217cm" style:rel-column-width="469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none" fo:border-right="none" fo:border-top="0.05pt solid #000000" fo:border-bottom="0.05pt solid #000000"/>
    </style:style>
    <style:style style:name="Table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3.286cm" style:rel-column-width="12667*"/>
    </style:style>
    <style:style style:name="Table2.B" style:family="table-column">
      <style:table-column-properties style:column-width="6.518cm" style:rel-column-width="25124*"/>
    </style:style>
    <style:style style:name="Table2.C" style:family="table-column">
      <style:table-column-properties style:column-width="1.505cm" style:rel-column-width="5800*"/>
    </style:style>
    <style:style style:name="Table2.D" style:family="table-column">
      <style:table-column-properties style:column-width="3.981cm" style:rel-column-width="15346*"/>
    </style:style>
    <style:style style:name="Table2.E" style:family="table-column">
      <style:table-column-properties style:column-width="1.711cm" style:rel-column-width="659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ce9" officeooo:paragraph-rsid="00065ce9"/>
    </style:style>
    <style:style style:name="P2" style:family="paragraph" style:parent-style-name="Standard">
      <style:text-properties officeooo:rsid="0007a8eb" officeooo:paragraph-rsid="0007a8eb"/>
    </style:style>
    <style:style style:name="P3" style:family="paragraph" style:parent-style-name="Standard">
      <style:text-properties officeooo:rsid="0007a8eb" officeooo:paragraph-rsid="00083681"/>
    </style:style>
    <style:style style:name="P4" style:family="paragraph" style:parent-style-name="Standard">
      <style:text-properties officeooo:rsid="0007a8eb" officeooo:paragraph-rsid="000a5e06"/>
    </style:style>
    <style:style style:name="P5" style:family="paragraph" style:parent-style-name="Standard">
      <style:text-properties officeooo:rsid="00083681" officeooo:paragraph-rsid="00083681"/>
    </style:style>
    <style:style style:name="P6" style:family="paragraph" style:parent-style-name="Standard">
      <style:text-properties officeooo:rsid="000b8c89" officeooo:paragraph-rsid="000b8c89"/>
    </style:style>
    <style:style style:name="P7" style:family="paragraph" style:parent-style-name="Standard">
      <style:paragraph-properties fo:text-align="center" style:justify-single-word="false"/>
      <style:text-properties officeooo:rsid="000b8c89" officeooo:paragraph-rsid="000b8c89"/>
    </style:style>
    <style:style style:name="P8" style:family="paragraph" style:parent-style-name="Standard">
      <style:text-properties officeooo:rsid="000ea7dc" officeooo:paragraph-rsid="000ea7dc"/>
    </style:style>
    <style:style style:name="P9" style:family="paragraph" style:parent-style-name="Standard">
      <style:text-properties officeooo:rsid="000f4ed6" officeooo:paragraph-rsid="000f4ed6"/>
    </style:style>
    <style:style style:name="P10" style:family="paragraph" style:parent-style-name="Table_20_Contents">
      <style:paragraph-properties fo:text-align="center" style:justify-single-word="false"/>
      <style:text-properties officeooo:rsid="00083681" officeooo:paragraph-rsid="0008368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882d1" officeooo:paragraph-rsid="000882d1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0882d1" officeooo:paragraph-rsid="000882d1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0a5e0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a5e06" officeooo:paragraph-rsid="000a5e06" style:font-weight-asian="bold" style:font-weight-complex="bold"/>
    </style:style>
    <style:style style:name="P17" style:family="paragraph" style:parent-style-name="Preformatted_20_Text">
      <style:text-properties officeooo:rsid="0008b8a9" officeooo:paragraph-rsid="0008b8a9"/>
    </style:style>
    <style:style style:name="P18" style:family="paragraph" style:parent-style-name="Preformatted_20_Text">
      <style:text-properties fo:font-weight="bold" officeooo:paragraph-rsid="0008b8a9" style:font-weight-asian="bold" style:font-weight-complex="bold"/>
    </style:style>
    <style:style style:name="P19" style:family="paragraph" style:parent-style-name="Preformatted_20_Text">
      <style:text-properties fo:font-size="8pt" fo:font-weight="bold" officeooo:paragraph-rsid="0008b8a9" style:font-size-asian="8pt" style:font-weight-asian="bold" style:font-size-complex="8pt" style:font-weight-complex="bold"/>
    </style:style>
    <style:style style:name="P20" style:family="paragraph" style:parent-style-name="Preformatted_20_Text">
      <style:text-properties fo:font-size="8pt" officeooo:paragraph-rsid="0008b8a9" style:font-size-asian="8pt" style:font-size-complex="8pt"/>
    </style:style>
    <style:style style:name="P21" style:family="paragraph" style:parent-style-name="Preformatted_20_Text">
      <style:text-properties fo:font-size="8pt" fo:font-weight="normal" officeooo:paragraph-rsid="0008b8a9" style:font-size-asian="8pt" style:font-weight-asian="normal" style:font-size-complex="8pt" style:font-weight-complex="normal"/>
    </style:style>
    <style:style style:name="P22" style:family="paragraph" style:parent-style-name="Preformatted_20_Text">
      <style:text-properties officeooo:paragraph-rsid="0008b8a9"/>
    </style:style>
    <style:style style:name="P23" style:family="paragraph" style:parent-style-name="Standard">
      <style:text-properties officeooo:rsid="000a5e06" officeooo:paragraph-rsid="000a5e06"/>
    </style:style>
    <style:style style:name="P24" style:family="paragraph" style:parent-style-name="Standard">
      <style:text-properties officeooo:rsid="000f4ed6" officeooo:paragraph-rsid="000f4ed6"/>
    </style:style>
    <style:style style:name="P25" style:family="paragraph" style:parent-style-name="Standard">
      <style:text-properties officeooo:rsid="000b8c89" officeooo:paragraph-rsid="000b8c89"/>
    </style:style>
    <style:style style:name="P26" style:family="paragraph" style:parent-style-name="Standard">
      <style:text-properties officeooo:rsid="00109432" officeooo:paragraph-rsid="00109432"/>
    </style:style>
    <style:style style:name="P27" style:family="paragraph" style:parent-style-name="Standard">
      <style:text-properties officeooo:rsid="00109432" officeooo:paragraph-rsid="0011d997"/>
    </style:style>
    <style:style style:name="P28" style:family="paragraph" style:parent-style-name="Standard">
      <style:text-properties officeooo:rsid="0012afd1" officeooo:paragraph-rsid="0012afd1"/>
    </style:style>
    <style:style style:name="P29" style:family="paragraph" style:parent-style-name="Standard">
      <style:text-properties officeooo:rsid="001674d0" officeooo:paragraph-rsid="001674d0"/>
    </style:style>
    <style:style style:name="P30" style:family="paragraph" style:parent-style-name="Standard">
      <style:text-properties officeooo:rsid="00169f91" officeooo:paragraph-rsid="00169f91"/>
    </style:style>
    <style:style style:name="P31" style:family="paragraph" style:parent-style-name="Standard">
      <style:paragraph-properties fo:margin-left="1.251cm" fo:margin-right="0cm" fo:text-indent="0cm" style:auto-text-indent="false"/>
    </style:style>
    <style:style style:name="P32" style:family="paragraph" style:parent-style-name="Standard">
      <style:paragraph-properties fo:margin-left="1.251cm" fo:margin-right="0cm" fo:text-indent="0cm" style:auto-text-indent="false">
        <style:tab-stops>
          <style:tab-stop style:position="3.092cm"/>
        </style:tab-stops>
      </style:paragraph-properties>
    </style:style>
    <style:style style:name="P33" style:family="paragraph" style:parent-style-name="Standard">
      <style:paragraph-properties fo:margin-left="1.251cm" fo:margin-right="0cm" fo:text-indent="0cm" style:auto-text-indent="false">
        <style:tab-stops>
          <style:tab-stop style:position="3.397cm"/>
        </style:tab-stops>
      </style:paragraph-properties>
    </style:style>
    <style:style style:name="P34" style:family="paragraph" style:parent-style-name="Text_20_body">
      <style:text-properties officeooo:rsid="00169f91"/>
    </style:style>
    <style:style style:name="P35" style:family="paragraph" style:parent-style-name="Text_20_body">
      <style:text-properties officeooo:rsid="0017d0a9" officeooo:paragraph-rsid="0017d0a9"/>
    </style:style>
    <style:style style:name="P36" style:family="paragraph" style:parent-style-name="Text_20_body">
      <style:text-properties officeooo:rsid="001ef159" officeooo:paragraph-rsid="001ef159"/>
    </style:style>
    <style:style style:name="P37" style:family="paragraph" style:parent-style-name="Text_20_body">
      <style:text-properties officeooo:paragraph-rsid="002163aa"/>
    </style:style>
    <style:style style:name="P38" style:family="paragraph" style:parent-style-name="Text_20_body">
      <style:text-properties officeooo:rsid="002163aa" officeooo:paragraph-rsid="002163aa"/>
    </style:style>
    <style:style style:name="P39" style:family="paragraph" style:parent-style-name="Text_20_body">
      <style:text-properties officeooo:rsid="0025e0c8" officeooo:paragraph-rsid="0025e0c8"/>
    </style:style>
    <style:style style:name="P40" style:family="paragraph" style:parent-style-name="Text_20_body">
      <style:text-properties officeooo:rsid="0028d219" officeooo:paragraph-rsid="0028d219"/>
    </style:style>
    <style:style style:name="P41" style:family="paragraph" style:parent-style-name="Text_20_body">
      <style:text-properties officeooo:rsid="002c81e5" officeooo:paragraph-rsid="002c81e5"/>
    </style:style>
    <style:style style:name="P42" style:family="paragraph" style:parent-style-name="Text_20_body">
      <style:text-properties officeooo:rsid="002d2bd9" officeooo:paragraph-rsid="002d2bd9"/>
    </style:style>
    <style:style style:name="P43" style:family="paragraph" style:parent-style-name="Text_20_body">
      <style:text-properties officeooo:paragraph-rsid="002df3f8"/>
    </style:style>
    <style:style style:name="P44" style:family="paragraph" style:parent-style-name="Text_20_body">
      <style:text-properties officeooo:rsid="002df3f8" officeooo:paragraph-rsid="002df3f8"/>
    </style:style>
    <style:style style:name="P45" style:family="paragraph" style:parent-style-name="Text_20_body">
      <style:text-properties officeooo:rsid="002fc6f1" officeooo:paragraph-rsid="002fc6f1"/>
    </style:style>
    <style:style style:name="P46" style:family="paragraph" style:parent-style-name="Text_20_body">
      <style:text-properties officeooo:rsid="00314a1a" officeooo:paragraph-rsid="00314a1a"/>
    </style:style>
    <style:style style:name="P47" style:family="paragraph" style:parent-style-name="Text_20_body">
      <style:text-properties officeooo:rsid="00315d92" officeooo:paragraph-rsid="00315d92"/>
    </style:style>
    <style:style style:name="P48" style:family="paragraph" style:parent-style-name="Text_20_body">
      <style:text-properties officeooo:rsid="00315d92" officeooo:paragraph-rsid="00325e97"/>
    </style:style>
    <style:style style:name="P49" style:family="paragraph" style:parent-style-name="Text_20_body">
      <style:text-properties officeooo:rsid="00325e97" officeooo:paragraph-rsid="00325e97"/>
    </style:style>
    <style:style style:name="P50" style:family="paragraph" style:parent-style-name="Text_20_body">
      <style:text-properties officeooo:rsid="0036637d" officeooo:paragraph-rsid="0036637d"/>
    </style:style>
    <style:style style:name="P51" style:family="paragraph" style:parent-style-name="Text_20_body">
      <style:text-properties officeooo:rsid="0037ef69" officeooo:paragraph-rsid="0037ef69"/>
    </style:style>
    <style:style style:name="P52" style:family="paragraph" style:parent-style-name="Text_20_body">
      <style:text-properties officeooo:rsid="0038b94f" officeooo:paragraph-rsid="0038b94f"/>
    </style:style>
    <style:style style:name="P53" style:family="paragraph" style:parent-style-name="Text_20_body">
      <style:text-properties officeooo:rsid="00392e8d" officeooo:paragraph-rsid="00392e8d"/>
    </style:style>
    <style:style style:name="P54" style:family="paragraph" style:parent-style-name="Text_20_body">
      <style:text-properties officeooo:rsid="003ae1e4" officeooo:paragraph-rsid="003ae1e4"/>
    </style:style>
    <style:style style:name="P55" style:family="paragraph" style:parent-style-name="Text_20_body">
      <style:text-properties officeooo:rsid="003c599c" officeooo:paragraph-rsid="003c599c"/>
    </style:style>
    <style:style style:name="P56" style:family="paragraph" style:parent-style-name="Text_20_body">
      <style:text-properties officeooo:rsid="003d97e3" officeooo:paragraph-rsid="003f35a7"/>
    </style:style>
    <style:style style:name="P57" style:family="paragraph" style:parent-style-name="Text_20_body">
      <style:text-properties officeooo:rsid="003f35a7" officeooo:paragraph-rsid="003f35a7"/>
    </style:style>
    <style:style style:name="P58" style:family="paragraph" style:parent-style-name="Text_20_body">
      <style:text-properties officeooo:rsid="004274ad" officeooo:paragraph-rsid="004274ad"/>
    </style:style>
    <style:style style:name="P59" style:family="paragraph" style:parent-style-name="Text_20_body">
      <style:text-properties officeooo:rsid="004274ad" officeooo:paragraph-rsid="0042b9f8"/>
    </style:style>
    <style:style style:name="P60" style:family="paragraph" style:parent-style-name="Text_20_body">
      <style:text-properties officeooo:rsid="0042b9f8" officeooo:paragraph-rsid="00426010"/>
    </style:style>
    <style:style style:name="P61" style:family="paragraph" style:parent-style-name="Text_20_body">
      <style:text-properties officeooo:rsid="0042b9f8" officeooo:paragraph-rsid="0042b9f8"/>
    </style:style>
    <style:style style:name="P62" style:family="paragraph" style:parent-style-name="Text_20_body">
      <style:text-properties fo:font-style="italic" fo:font-weight="bold" officeooo:rsid="004274ad" officeooo:paragraph-rsid="0042b9f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rsid="0046285b" officeooo:paragraph-rsid="0046285b"/>
    </style:style>
    <style:style style:name="P64" style:family="paragraph" style:parent-style-name="Text_20_body">
      <style:text-properties officeooo:rsid="0048f892" officeooo:paragraph-rsid="0048f892"/>
    </style:style>
    <style:style style:name="P65" style:family="paragraph" style:parent-style-name="Text_20_body">
      <style:text-properties officeooo:rsid="0049fdaf" officeooo:paragraph-rsid="0049fdaf"/>
    </style:style>
    <style:style style:name="P66" style:family="paragraph" style:parent-style-name="Text_20_body">
      <style:text-properties officeooo:rsid="004bd364" officeooo:paragraph-rsid="004bd364"/>
    </style:style>
    <style:style style:name="P67" style:family="paragraph" style:parent-style-name="Text_20_body">
      <style:text-properties officeooo:rsid="004e87f7" officeooo:paragraph-rsid="004e87f7"/>
    </style:style>
    <style:style style:name="P68" style:family="paragraph" style:parent-style-name="Text_20_body">
      <style:text-properties officeooo:rsid="004e9631" officeooo:paragraph-rsid="004e9631"/>
    </style:style>
    <style:style style:name="P69" style:family="paragraph" style:parent-style-name="Text_20_body">
      <style:text-properties officeooo:rsid="004f6077" officeooo:paragraph-rsid="004f6077"/>
    </style:style>
    <style:style style:name="P70" style:family="paragraph" style:parent-style-name="Table_20_Contents">
      <style:paragraph-properties fo:text-align="center" style:justify-single-word="false"/>
      <style:text-properties officeooo:rsid="000882d1" officeooo:paragraph-rsid="000882d1"/>
    </style:style>
    <style:style style:name="P71" style:family="paragraph" style:parent-style-name="Title">
      <style:text-properties officeooo:paragraph-rsid="002977b3"/>
    </style:style>
    <style:style style:name="P72" style:family="paragraph" style:parent-style-name="Title">
      <style:text-properties fo:font-size="13pt" style:font-size-asian="13pt" style:font-size-complex="13pt"/>
    </style:style>
    <style:style style:name="P73" style:family="paragraph" style:parent-style-name="Preformatted_20_Text">
      <style:text-properties officeooo:rsid="000f4ed6" officeooo:paragraph-rsid="0011d997"/>
    </style:style>
    <style:style style:name="P74" style:family="paragraph" style:parent-style-name="Preformatted_20_Text">
      <style:text-properties officeooo:paragraph-rsid="00189a92"/>
    </style:style>
    <style:style style:name="P75" style:family="paragraph" style:parent-style-name="Preformatted_20_Text">
      <style:text-properties officeooo:rsid="001d611c" officeooo:paragraph-rsid="001d611c"/>
    </style:style>
    <style:style style:name="P76" style:family="paragraph" style:parent-style-name="Preformatted_20_Text">
      <style:text-properties officeooo:paragraph-rsid="001d611c"/>
    </style:style>
    <style:style style:name="P77" style:family="paragraph" style:parent-style-name="Preformatted_20_Text">
      <style:text-properties officeooo:paragraph-rsid="001f8776"/>
    </style:style>
    <style:style style:name="P78" style:family="paragraph" style:parent-style-name="Preformatted_20_Text">
      <style:text-properties officeooo:paragraph-rsid="0024e206"/>
    </style:style>
    <style:style style:name="P79" style:family="paragraph" style:parent-style-name="Preformatted_20_Text">
      <style:text-properties officeooo:paragraph-rsid="0025e0c8"/>
    </style:style>
    <style:style style:name="P80" style:family="paragraph" style:parent-style-name="Preformatted_20_Text">
      <style:text-properties officeooo:rsid="003d97e3" officeooo:paragraph-rsid="003f35a7"/>
    </style:style>
    <style:style style:name="P81" style:family="paragraph" style:parent-style-name="Preformatted_20_Text">
      <style:text-properties officeooo:paragraph-rsid="003f35a7"/>
    </style:style>
    <style:style style:name="P82" style:family="paragraph" style:parent-style-name="Preformatted_20_Text">
      <style:text-properties officeooo:paragraph-rsid="0040e136"/>
    </style:style>
    <style:style style:name="P83" style:family="paragraph" style:parent-style-name="Heading_20_2">
      <style:paragraph-properties fo:break-before="page"/>
      <style:text-properties officeooo:paragraph-rsid="00169f91"/>
    </style:style>
    <style:style style:name="P84" style:family="paragraph" style:parent-style-name="Heading_20_2">
      <style:paragraph-properties fo:break-before="page"/>
      <style:text-properties officeooo:rsid="00169f91" officeooo:paragraph-rsid="00169f91"/>
    </style:style>
    <style:style style:name="P85" style:family="paragraph" style:parent-style-name="Heading_20_2">
      <style:paragraph-properties fo:break-before="page"/>
      <style:text-properties officeooo:rsid="00169f91" officeooo:paragraph-rsid="001ef159"/>
    </style:style>
    <style:style style:name="P86" style:family="paragraph" style:parent-style-name="Heading_20_2">
      <style:paragraph-properties fo:break-before="page"/>
      <style:text-properties officeooo:rsid="00169f91" officeooo:paragraph-rsid="0028d219"/>
    </style:style>
    <style:style style:name="P87" style:family="paragraph" style:parent-style-name="Heading_20_2">
      <style:paragraph-properties fo:break-before="page"/>
      <style:text-properties officeooo:rsid="00169f91" officeooo:paragraph-rsid="002df3f8"/>
    </style:style>
    <style:style style:name="P88" style:family="paragraph" style:parent-style-name="Heading_20_2">
      <style:paragraph-properties fo:break-before="page"/>
      <style:text-properties officeooo:rsid="00169f91" officeooo:paragraph-rsid="00325e97"/>
    </style:style>
    <style:style style:name="P89" style:family="paragraph" style:parent-style-name="Heading_20_2">
      <style:paragraph-properties fo:break-before="page"/>
      <style:text-properties officeooo:rsid="00169f91" officeooo:paragraph-rsid="0037ef69"/>
    </style:style>
    <style:style style:name="P90" style:family="paragraph" style:parent-style-name="Heading_20_2">
      <style:paragraph-properties fo:break-before="page"/>
      <style:text-properties officeooo:rsid="00169f91" officeooo:paragraph-rsid="003c599c"/>
    </style:style>
    <style:style style:name="P91" style:family="paragraph" style:parent-style-name="Heading_20_2">
      <style:paragraph-properties fo:break-before="page"/>
      <style:text-properties officeooo:rsid="00169f91" officeooo:paragraph-rsid="00426010"/>
    </style:style>
    <style:style style:name="P92" style:family="paragraph" style:parent-style-name="Heading_20_2">
      <style:paragraph-properties fo:break-before="page"/>
      <style:text-properties officeooo:rsid="00169f91" officeooo:paragraph-rsid="0046285b"/>
    </style:style>
    <style:style style:name="P93" style:family="paragraph" style:parent-style-name="Heading_20_2">
      <style:paragraph-properties fo:break-before="page"/>
      <style:text-properties officeooo:paragraph-rsid="0027ad8a"/>
    </style:style>
    <style:style style:name="P94" style:family="paragraph" style:parent-style-name="Quotations">
      <loext:graphic-properties draw:fill="solid" draw:fill-color="#b2b2b2" draw:opacity="100%"/>
      <style:paragraph-properties fo:background-color="#b2b2b2" fo:padding="0.049cm" fo:border="0.06pt solid #000000" style:shadow="none" style:writing-mode="page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7da7d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a8eb"/>
    </style:style>
    <style:style style:name="T2" style:family="text">
      <style:text-properties officeooo:rsid="00083681"/>
    </style:style>
    <style:style style:name="T3" style:family="text">
      <style:text-properties officeooo:rsid="0008b8a9"/>
    </style:style>
    <style:style style:name="T4" style:family="text">
      <style:text-properties officeooo:rsid="00158923"/>
    </style:style>
    <style:style style:name="T5" style:family="text">
      <style:text-properties officeooo:rsid="001717d5"/>
    </style:style>
    <style:style style:name="T6" style:family="text">
      <style:text-properties officeooo:rsid="000a5e06"/>
    </style:style>
    <style:style style:name="T7" style:family="text">
      <style:text-properties officeooo:rsid="000d060d"/>
    </style:style>
    <style:style style:name="T8" style:family="text">
      <style:text-properties officeooo:rsid="0011d997"/>
    </style:style>
    <style:style style:name="T9" style:family="text">
      <style:text-properties officeooo:rsid="0012afd1"/>
    </style:style>
    <style:style style:name="T10" style:family="text">
      <style:text-properties officeooo:rsid="00149234"/>
    </style:style>
    <style:style style:name="T11" style:family="text">
      <style:text-properties officeooo:rsid="001674d0"/>
    </style:style>
    <style:style style:name="T12" style:family="text">
      <style:text-properties officeooo:rsid="00169f91"/>
    </style:style>
    <style:style style:name="T13" style:family="text">
      <style:text-properties officeooo:rsid="0017f14d"/>
    </style:style>
    <style:style style:name="T14" style:family="text">
      <style:text-properties officeooo:rsid="00189a92"/>
    </style:style>
    <style:style style:name="T15" style:family="text">
      <style:text-properties officeooo:rsid="001f8776"/>
    </style:style>
    <style:style style:name="T16" style:family="text">
      <style:text-properties officeooo:rsid="002163aa"/>
    </style:style>
    <style:style style:name="T17" style:family="text">
      <style:text-properties officeooo:rsid="00226e60"/>
    </style:style>
    <style:style style:name="T18" style:family="text">
      <style:text-properties officeooo:rsid="0024b9f8"/>
    </style:style>
    <style:style style:name="T19" style:family="text">
      <style:text-properties officeooo:rsid="0025e0c8"/>
    </style:style>
    <style:style style:name="T20" style:family="text">
      <style:text-properties officeooo:rsid="0027ad8a"/>
    </style:style>
    <style:style style:name="T21" style:family="text">
      <style:text-properties officeooo:rsid="0028d219"/>
    </style:style>
    <style:style style:name="T22" style:family="text">
      <style:text-properties officeooo:rsid="002977b3"/>
    </style:style>
    <style:style style:name="T23" style:family="text">
      <style:text-properties officeooo:rsid="002afefb"/>
    </style:style>
    <style:style style:name="T24" style:family="text">
      <style:text-properties officeooo:rsid="002c81e5"/>
    </style:style>
    <style:style style:name="T25" style:family="text">
      <style:text-properties officeooo:rsid="002df3f8"/>
    </style:style>
    <style:style style:name="T26" style:family="text">
      <style:text-properties officeooo:rsid="002e0188"/>
    </style:style>
    <style:style style:name="T27" style:family="text">
      <style:text-properties officeooo:rsid="00314a1a"/>
    </style:style>
    <style:style style:name="T28" style:family="text">
      <style:text-properties officeooo:rsid="00325e97"/>
    </style:style>
    <style:style style:name="T29" style:family="text">
      <style:text-properties officeooo:rsid="0032bd5b"/>
    </style:style>
    <style:style style:name="T30" style:family="text">
      <style:text-properties officeooo:rsid="00346c03"/>
    </style:style>
    <style:style style:name="T31" style:family="text">
      <style:text-properties officeooo:rsid="003a6fb2"/>
    </style:style>
    <style:style style:name="T32" style:family="text">
      <style:text-properties officeooo:rsid="003c008b"/>
    </style:style>
    <style:style style:name="T33" style:family="text">
      <style:text-properties officeooo:rsid="003d97e3"/>
    </style:style>
    <style:style style:name="T34" style:family="text">
      <style:text-properties officeooo:rsid="003f35a7"/>
    </style:style>
    <style:style style:name="T35" style:family="text">
      <style:text-properties officeooo:rsid="0040e136"/>
    </style:style>
    <style:style style:name="T36" style:family="text">
      <style:text-properties officeooo:rsid="0042b9f8"/>
    </style:style>
    <style:style style:name="T37" style:family="text">
      <style:text-properties officeooo:rsid="004751de"/>
    </style:style>
    <style:style style:name="T38" style:family="text">
      <style:text-properties officeooo:rsid="00495d8e"/>
    </style:style>
    <style:style style:name="T39" style:family="text">
      <style:text-properties officeooo:rsid="0049fdaf"/>
    </style:style>
    <style:style style:name="T40" style:family="text">
      <style:text-properties officeooo:rsid="004bd364"/>
    </style:style>
    <style:style style:name="T41" style:family="text">
      <style:text-properties officeooo:rsid="004da66a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665cm" fo:min-width="2.9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3cm" fo:min-width="2.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9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onstruindo um processador PIC <text:span text:style-name="T22">passo a passo<text:line-break/></text:span>usando VHDL</text:p>
      <text:p text:style-name="P72">Hans Schneebeli<text:line-break/>2017</text:p>
      <text:p text:style-name="P69"/>
      <text:p text:style-name="P94">O código fonte pode ser obtido em https://github.com/hans-jorg/vhdl_pic</text:p>
      <text:p text:style-name="P1"/>
      <text:p text:style-name="P1">Processadores PIC são um dos mais usados. Embora seja um projeto antigo, ele é bastante simples de ser descrito, mas não tanto de ser programado. A proposta é construir um processador bastante similar ao PIC16F84 passo a passo. Não serão parte do projeto construir periféricos como watchdog, <text:span text:style-name="T1">EEROM</text:span> e temporizadores. </text:p>
      <text:p text:style-name="P1"/>
      <text:p text:style-name="P1">O PIC16F84 é um processador com arquitetura Harvard, ou seja, memórias separadas para dados e instruções. <text:span text:style-name="T1">Ele é</text:span> <text:span text:style-name="T1">da família de tamanho médio (midrange) da Microchip, o que significa que as instruções têm 14 bits</text:span></text:p>
      <text:p text:style-name="P1"/>
      <text:p text:style-name="P2">A memória de instruções tem 1024 palavras de 14 bits. Em outros processadores da família, esta capacidade pode ser duplicada usando páginas. </text:p>
      <text:p text:style-name="P2"/>
      <text:p text:style-name="P2">A memória de dados é basicamente um banco de registrados com 68 bytes, <text:span text:style-name="T2">embora o formato das instruções possibilitem acessar até 128 bytes. Para aumentar esta capacidade f</text:span>az-<text:span text:style-name="T2">se</text:span> uso de páginas, <text:span text:style-name="T2">que mesmo o PIC16F84 tem, para manter a compatibilidade com os outros processadores da família</text:span>. </text:p>
      <text:p text:style-name="P2"/>
      <text:p text:style-name="P5">As instruções podem ser classificadas em quatro tipos, acordo com os dois bits mais significativos.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N"/>
        <table:table-row>
          <table:table-cell table:style-name="Table1.A1" table:number-columns-spanned="14" office:value-type="string">
            <text:p text:style-name="P13">Instruções que acessam o banco de registra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6" office:value-type="string">
            <text:p text:style-name="P10">OPCODE (00XXXX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0">DIR</text:p>
          </table:table-cell>
          <table:table-cell table:style-name="Table1.N2" table:number-columns-spanned="7" office:value-type="string">
            <text:p text:style-name="P10">ENDERECO DO REG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5"><text:span text:style-name="T6">I</text:span>nstruções <text:span text:style-name="T2">para manipulação de bit em </text:span>registra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4" office:value-type="string">
            <text:p text:style-name="P10">OPCODE (01XX)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10">BIT</text:p>
          </table:table-cell>
          <table:covered-table-cell/>
          <table:covered-table-cell/>
          <table:table-cell table:style-name="Table1.N2" table:number-columns-spanned="7" office:value-type="string">
            <text:p text:style-name="P10">ENDERECO DO REG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6">Instruções com const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N2" office:value-type="string">
            <text:p text:style-name="Table_20_Contents">0</text:p>
          </table:table-cell>
        </table:table-row>
        <table:table-row>
          <table:table-cell table:style-name="Table1.A2" table:number-columns-spanned="6" office:value-type="string">
            <text:p text:style-name="P12">OPCODE (10XXXX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N2" table:number-columns-spanned="8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N2" table:number-columns-spanned="14" office:value-type="string">
            <text:p text:style-name="P14"><text:span text:style-name="T3">I</text:span>nstruções de sal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11">13</text:p>
          </table:table-cell>
          <table:table-cell table:style-name="Table1.A14" office:value-type="string">
            <text:p text:style-name="P11">12</text:p>
          </table:table-cell>
          <table:table-cell table:style-name="Table1.A14" office:value-type="string">
            <text:p text:style-name="P11">11</text:p>
          </table:table-cell>
          <table:table-cell table:style-name="Table1.A14" office:value-type="string">
            <text:p text:style-name="P11">10</text:p>
          </table:table-cell>
          <table:table-cell table:style-name="Table1.A14" office:value-type="string">
            <text:p text:style-name="P11">9</text:p>
          </table:table-cell>
          <table:table-cell table:style-name="Table1.A14" office:value-type="string">
            <text:p text:style-name="P11">8</text:p>
          </table:table-cell>
          <table:table-cell table:style-name="Table1.A14" office:value-type="string">
            <text:p text:style-name="P11">7</text:p>
          </table:table-cell>
          <table:table-cell table:style-name="Table1.A14" office:value-type="string">
            <text:p text:style-name="P11">6</text:p>
          </table:table-cell>
          <table:table-cell table:style-name="Table1.A14" office:value-type="string">
            <text:p text:style-name="P11">5</text:p>
          </table:table-cell>
          <table:table-cell table:style-name="Table1.A14" office:value-type="string">
            <text:p text:style-name="P11">4</text:p>
          </table:table-cell>
          <table:table-cell table:style-name="Table1.A14" office:value-type="string">
            <text:p text:style-name="P11">3</text:p>
          </table:table-cell>
          <table:table-cell table:style-name="Table1.A14" office:value-type="string">
            <text:p text:style-name="P11">2</text:p>
          </table:table-cell>
          <table:table-cell table:style-name="Table1.A14" office:value-type="string">
            <text:p text:style-name="P11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2" table:number-columns-spanned="3" office:value-type="string">
            <text:p text:style-name="P12">OPCODE (11X)</text:p>
          </table:table-cell>
          <table:covered-table-cell/>
          <table:covered-table-cell/>
          <table:table-cell table:style-name="Table1.N2" table:number-columns-spanned="11" office:value-type="string">
            <text:p text:style-name="P12">ENDERE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3"><text:soft-page-break/>Algumas instruções compartilharão o OPCODE e serão definidas por outros bits, em geral, bits 3 a 0.</text:p>
      <text:p text:style-name="P4"/>
      <text:p text:style-name="P8">A memória de programa tem (1024 x 14) é considerada externa ao processador. <text:span text:style-name="T6">Quanto a memória de dados, as implementações iniciais além de não fazerem uso do mecanismo de páginas, apresentarão uma versão bem simplificada desta memória. </text:span></text:p>
      <text:p text:style-name="P4"/>
      <text:p text:style-name="P3"/>
      <text:p text:style-name="P6">As in<text:span text:style-name="T7">s</text:span>truções são basicamente de um operando. No caso de instruções aritméticas ou lógicas, um operado é sempre o registrador W. </text:p>
      <text:p text:style-name="P6"/>
      <text:h text:style-name="Heading_20_2" text:outline-level="2">Versão 1 – Somente com instruções mais simples</text:h>
      <text:p text:style-name="P2"/>
      <text:p text:style-name="P9">A interface é bastante simples, consistindo apenas do relógio e reset e da interface da memória de programa <text:span text:style-name="T8">e pode ser definida como abaixo.</text:span></text:p>
      <text:p text:style-name="P9"/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0 downto 0);</text:p>
      <text:p text:style-name="Preformatted_20_Text"><text:s text:c="8"/>inst: <text:s text:c="6"/>in <text:s text:c="3"/>std_logic_vector(13 downto 0)</text:p>
      <text:p text:style-name="Preformatted_20_Text"><text:s text:c="4"/>);</text:p>
      <text:p text:style-name="Preformatted_20_Text">end entity minipic;</text:p>
      <text:p text:style-name="P9"/>
      <text:p text:style-name="P6">Inicialmente serão implementadas apenas <text:span text:style-name="T7">as</text:span> instruções aritméticas e lógicas com dados nos registradores <text:span text:style-name="T7">e a instrução de salto incondicional. Neste caso, um esquema simplificado está mostrado na figura abaixo.</text:span></text:p>
      <text:p text:style-name="P7"><text:soft-page-break/><draw:g text:anchor-type="as-char" draw:z-index="0" draw:name="Shape1" draw:style-name="gr1"><draw:custom-shape draw:style-name="gr2" draw:text-style-name="P96" svg:width="3.46cm" svg:height="4.917cm" svg:x="7.925cm" svg:y="0cm"><text:p text:style-name="P95"><text:span text:style-name="T42">FILE</text:span></text:p><text:p text:style-name="P95"><text:span text:style-name="T42">128x8</text:span></text:p><draw:enhanced-geometry svg:viewBox="0 0 21600 21600" draw:type="rectangle" draw:enhanced-path="M 0 0 L 21600 0 21600 21600 0 21600 0 0 Z N"/></draw:custom-shape><draw:custom-shape draw:style-name="gr3" draw:text-style-name="P96" svg:width="3.462cm" svg:height="1.274cm" draw:transform="skewX (-0.00418879020478639) translate (5.37633333333333cm 11.0191944444444cm)"><text:p text:style-name="P95"><text:span text:style-name="T42">W</text:span></text:p><draw:enhanced-geometry svg:viewBox="0 0 21600 21600" draw:type="rectangle" draw:enhanced-path="M 0 0 L 21600 0 21600 21600 0 21600 0 0 Z N"/></draw:custom-shape><draw:polygon draw:style-name="gr4" draw:text-style-name="P97" svg:width="5.765cm" svg:height="6.376cm" draw:transform="skewX (0.327947366449734) rotate (-0.759392757542734) translate (8.28360917248232cm 3.69472858696803cm)" svg:viewBox="0 0 5766 6377" draw:points="0,5643 3709,6377 5766,3493 4024,0 2593,2006 3120,3680 1431,3637"><text:p/></draw:polygon><draw:line draw:style-name="gr5" draw:text-style-name="P98" svg:x1="7.013cm" svg:y1="9.379cm" svg:x2="7.013cm" svg:y2="11.018cm"><text:p/></draw:line><draw:line draw:style-name="gr5" draw:text-style-name="P98" svg:x1="9.654cm" svg:y1="4.917cm" svg:x2="9.654cm" svg:y2="6.556cm"><text:p/></draw:line><draw:frame draw:style-name="gr6" draw:text-style-name="P100" svg:width="1.821cm" svg:height="4.199cm" svg:x="6.285cm" svg:y="8.049cm"><draw:text-box><text:p text:style-name="P99"><text:span text:style-name="T42">ALU</text:span></text:p></draw:text-box></draw:frame><draw:line draw:style-name="gr7" draw:text-style-name="P98" svg:x1="7.013cm" svg:y1="12.293cm" svg:x2="7.013cm" svg:y2="13.477cm"><text:p/></draw:line><draw:line draw:style-name="gr7" draw:text-style-name="P98" svg:x1="7.013cm" svg:y1="13.477cm" svg:x2="0.001cm" svg:y2="13.386cm"><text:p/></draw:line><draw:line draw:style-name="gr7" draw:text-style-name="P98" svg:x1="0.001cm" svg:y1="13.385cm" svg:x2="0.001cm" svg:y2="3.641cm"><text:p/></draw:line><draw:line draw:style-name="gr7" draw:text-style-name="P98" svg:x1="0.001cm" svg:y1="3.641cm" svg:x2="4.554cm" svg:y2="3.641cm"><text:p/></draw:line><draw:line draw:style-name="gr5" draw:text-style-name="P98" svg:x1="4.555cm" svg:y1="3.641cm" svg:x2="4.555cm" svg:y2="6.464cm"><text:p/></draw:line></draw:g></text:p>
      <text:p text:style-name="P6"/>
      <text:p text:style-name="P26">Em VHDL, os registradores desta parte são definidos como abaixo.</text:p>
      <text:p text:style-name="P26"/>
      <text:p text:style-name="Preformatted_20_Text">type banco is array(0 to 127) of unsigned(7 downto 0);</text:p>
      <text:p text:style-name="Preformatted_20_Text">signal f: <text:s/>banco;</text:p>
      <text:p text:style-name="Preformatted_20_Text">signal w: <text:s/>unsigned(7 downto 0);</text:p>
      <text:p text:style-name="P6"/>
      <text:p text:style-name="P29">Dois registradores adicionais são usados para implementar o processador. Um para armazenar a próxima instrução a ser executada (PC: Program Counter) e outro para armazenar a instrução sendo executada (IR: Instruction Register).</text:p>
      <text:p text:style-name="P29"/>
      <text:p text:style-name="P27">A memória de programa é endereçada <text:span text:style-name="T8">pelo PC e há uma conexão direta entre o sinal de endereço e ele.</text:span></text:p>
      <text:p text:style-name="P27"/>
      <text:p text:style-name="P73"><text:s text:c="4"/>iaddr &lt;= std_logic_vector(pc);</text:p>
      <text:p text:style-name="Text_20_body"/>
      <text:p text:style-name="P9">Como todos os processadores de programa armazenado, existem um ciclo com duas etapas: busca da instrução na memória <text:span text:style-name="T9">(BUSCAR) </text:span>e sua execução <text:span text:style-name="T9">(EXECUTAR)</text:span>.</text:p>
      <text:p text:style-name="P9"/>
      <text:p text:style-name="Preformatted_20_Text">type tipoestado is (BUSCAR,EXECUTAR);</text:p>
      <text:p text:style-name="Preformatted_20_Text">signal estado: tipoestado;</text:p>
      <text:p text:style-name="P9"/>
      <text:p text:style-name="P28">Na etapa BUSCAR, a instrução no barramento <text:span text:style-name="T11">INST</text:span>, saída da memória de programa, é armazenado no registrador <text:span text:style-name="T11">de instrução IR</text:span> e o <text:span text:style-name="T11">PC</text:span> é incrementado. <text:span text:style-name="T10">Isto é definido pelo seguinte código, que deve estar condicionado a uma transição de relógio.</text:span></text:p>
      <text:p text:style-name="P28"><text:soft-page-break/></text:p>
      <text:p text:style-name="Preformatted_20_Text"><text:s text:c="4"/>ir &lt;= inst;</text:p>
      <text:p text:style-name="Preformatted_20_Text"><text:s text:c="4"/>pc &lt;= pc + 1;</text:p>
      <text:p text:style-name="Preformatted_20_Text"><text:s text:c="4"/>estado &lt;= EXECUTAR;</text:p>
      <text:p text:style-name="P26"/>
      <text:p text:style-name="P29">Na etapa EXECUTAR, as ações são determinadas pelo código. Como o formato das instruções varia, são testados os dois bits de mais alta ordem para determinar o tipo da instrução e depois, os demais bits. As instruções não implementadas são simplesmente ignoradas (No operation).</text:p>
      <text:p text:style-name="P29"/>
      <text:p text:style-name="P30">Tomando como exemplo, a instrução ADDWF, que soma os conteúdos dos registrador W e do registrador em F endereçado na instrução. A implementação mais simples é simplesmente como mostrado abaixo, destacando-se a conversão do vetor de bits em ir no inteiro que pode ser usado como índice.</text:p>
      <text:p text:style-name="P30"/>
      <text:p text:style-name="Preformatted_20_Text"><text:s text:c="4"/>when "0111" =&gt; -- ADDWF REG,W : W &lt;- F(REG) + W</text:p>
      <text:p text:style-name="Preformatted_20_Text"><text:s text:c="8"/>w &lt;= w + f(to_integer(unsigned(ir(6 downto 0))));</text:p>
      <text:p text:style-name="P26"/>
      <text:h text:style-name="P83" text:outline-level="2">Versão <text:span text:style-name="T12">2</text:span> – <text:span text:style-name="T12">Aumentado a velocidade</text:span></text:h>
      <text:p text:style-name="P30">Observando-se que no término da execução de uma instrução, a próxima instrução a ser executada já está disponível no barramento inst, um considerável aumento (quase o dobro) de velocidade pode ser obtido evitando-se retornar ao estado BUSCAR. Isto, no entanto, não pode ser feito, quando a próxima instrução não é para ser executada, o que acontece, na instrução de salto (GOTO).</text:p>
      <text:p text:style-name="P30"/>
      <text:p text:style-name="P30">Neste caso, basta carregar o registrado IR e incrementar o registrador PC. Não é necessário explicitamente especificar o próximo estado, pois na ausência desta especificação, ele mantém o valor anterior pois é um registrador.</text:p>
      <text:p text:style-name="P30"/>
      <text:p text:style-name="Preformatted_20_Text"><text:s text:c="4"/>case ir(10 downto 7) is</text:p>
      <text:p text:style-name="Preformatted_20_Text"><text:s text:c="8"/>.... <text:s text:c="2"/></text:p>
      <text:p text:style-name="Preformatted_20_Text"><text:s text:c="4"/>end case;</text:p>
      <text:p text:style-name="Preformatted_20_Text"><text:s text:c="4"/>ir &lt;= inst;</text:p>
      <text:p text:style-name="Preformatted_20_Text"><text:s text:c="4"/>pc &lt;= pc + 1;</text:p>
      <text:p text:style-name="P34"/>
      <text:h text:style-name="P84" text:outline-level="2">Versão 3 – Melhorando a legibilidade</text:h>
      <text:p text:style-name="P35">O VHDL tem uma série de recursos que podem aumentar bastante a legibilidade, e em alguns casos, até ajudar a sintetizar um circuito mais eficiente.</text:p>
      <text:p text:style-name="P35">Para melhorar a legibilidade, pode-se evitar constantes no meio do código definindo-as como constantes.</text:p>
      <text:p text:style-name="Preformatted_20_Text">-- tipos de instruções</text:p>
      <text:p text:style-name="Preformatted_20_Text">constant OP_REG_TYPE: std_logic_vector(1 downto 0) := "00";</text:p>
      <text:p text:style-name="Preformatted_20_Text">constant OP_BIT_TYPE: std_logic_vector(1 downto 0) := "01";</text:p>
      <text:p text:style-name="Preformatted_20_Text">constant OP_LIT_TYPE: std_logic_vector(1 downto 0) := "10";</text:p>
      <text:p text:style-name="Preformatted_20_Text">constant OP_JMP_TYPE: std_logic_vector(1 downto 0) := "11";</text:p>
      <text:p text:style-name="Preformatted_20_Text">-- codigos das instruções</text:p>
      <text:p text:style-name="Preformatted_20_Text">constant OP_ADDWF: std_logic_vector(3 downto 0) := "0111";</text:p>
      <text:p text:style-name="Preformatted_20_Text">constant OP_SUBWF: std_logic_vector(3 downto 0) := "0010";</text:p>
      <text:p text:style-name="Preformatted_20_Text">constant OP_ANDWF: std_logic_vector(3 downto 0) := "0101";</text:p>
      <text:p text:style-name="Preformatted_20_Text">constant OP_MOVF: <text:s/>std_logic_vector(3 downto 0) := "1000";</text:p>
      <text:p text:style-name="Preformatted_20_Text">constant OP_JUMP: <text:s/>std_logic := '1';</text:p>
      <text:p text:style-name="Preformatted_20_Text"/>
      <text:p text:style-name="P35">Outra coisa que pode ser feita é se determinar os diversos campos em ir como <text:span text:style-name="T13">apelidos (</text:span>alias<text:span text:style-name="T13">)</text:span>. Assim, <text:span text:style-name="T13">em vez de</text:span> se acessar ir(6 downto 0), pode-se simplesmente usar ir_reg.</text:p>
      <text:p text:style-name="Preformatted_20_Text">-- codigos das instruções</text:p>
      <text:p text:style-name="Preformatted_20_Text">constant OP_ADDWF: <text:s text:c="5"/>std_logic_vector(3 downto 0) := "0111";</text:p>
      <text:p text:style-name="Preformatted_20_Text">constant OP_SUBWF: <text:s text:c="5"/>std_logic_vector(3 downto 0) := "0010";</text:p>
      <text:p text:style-name="Preformatted_20_Text">constant OP_ANDWF: <text:s text:c="5"/>std_logic_vector(3 downto 0) := "0101";</text:p>
      <text:p text:style-name="Preformatted_20_Text">constant OP_MOVF: <text:s text:c="6"/>std_logic_vector(3 downto 0) := "1000";</text:p>
      <text:p text:style-name="Preformatted_20_Text">constant OP_JUMP: <text:s text:c="6"/>std_logic := '1';</text:p>
      <text:p text:style-name="Preformatted_20_Text">-- campos de ir</text:p>
      <text:p text:style-name="Preformatted_20_Text">alias IR_OPTYPE: <text:s text:c="7"/>std_logic_vector(1 downto 0) is ir(13 downto 12);</text:p>
      <text:p text:style-name="Preformatted_20_Text">alias IR_REG: <text:s text:c="10"/>std_logic_vector(6 downto 0) is ir(6 downto 0);</text:p>
      <text:p text:style-name="Preformatted_20_Text">alias IR_OPREG: <text:s text:c="8"/>std_logic_vector(3 downto 0) is ir(11 downto 8);</text:p>
      <text:p text:style-name="Preformatted_20_Text">alias IR_OPJUMP: <text:s text:c="7"/>std_logic is ir(11);</text:p>
      <text:p text:style-name="Preformatted_20_Text"/>
      <text:p text:style-name="Text_20_body">Finalmente uma construção mais dificil de entender pode ser usada para simplificar o acesso a um registrador específico. Variáveis são sinais combinacionais definidos dentro de um processo. <text:span text:style-name="T14">Assim, a sua atribuição não depende do relógio e o seu valor pode ser usado no mesmo ciclo. Definindo-se uma variável OPND e inicializando-a no começo do ciclo, ela pode ser usada para implementar as instruções de aritméticas e lógicas como mostrado abaixo.</text:span></text:p>
      <text:p text:style-name="Preformatted_20_Text"><text:s text:c="4"/>process(clk,rst) <text:s text:c="3"/></text:p>
      <text:p text:style-name="P77"><text:s text:c="4"/>vaThe Cat in the Hatriable opnd: unsigned(7 downto 0);</text:p>
      <text:p text:style-name="Preformatted_20_Text"><text:s text:c="4"/>begin</text:p>
      <text:p text:style-name="Preformatted_20_Text"><text:s text:c="7"/>... <text:s text:c="2"/></text:p>
      <text:p text:style-name="P76"><text:s text:c="7"/>when OP_REG_TYPE =&gt; -- Instruções com registradores</text:p>
      <text:p text:style-name="Preformatted_20_Text"><text:s text:c="11"/>opnd := f(to_integer(unsigned(ir_<text:span text:style-name="T22">reg</text:span>)));</text:p>
      <text:p text:style-name="Preformatted_20_Text"><text:s text:c="11"/>case IR_OPREG is</text:p>
      <text:p text:style-name="P74"><text:s text:c="11"/>when OP_ADDWF =&gt; -- ADDWF REG,W : W &lt;- F(REG) + W</text:p>
      <text:p text:style-name="P74"><text:s text:c="15"/>w &lt;= w + opnd;</text:p>
      <text:p text:style-name="P74"><text:s text:c="11"/>when OP_SUBWF =&gt; -- SUBWF REG,W : W &lt;- F(REG) - W</text:p>
      <text:p text:style-name="P74"><text:s text:c="15"/>w &lt;= opnd - w;</text:p>
      <text:p text:style-name="Preformatted_20_Text"><text:s text:c="11"/>when OP_ANDWF =&gt; -- ANDWF REG,W : W &lt;- F(REG) AND W</text:p>
      <text:p text:style-name="Preformatted_20_Text"><text:s text:c="15"/>w &lt;= w and opnd;</text:p>
      <text:p text:style-name="Preformatted_20_Text"><text:s text:c="11"/>when OP_MOVF =&gt; <text:s/>-- MOVF <text:s/>REG <text:s text:c="2"/>: W &lt;- F(REG)</text:p>
      <text:p text:style-name="Preformatted_20_Text"><text:s text:c="15"/>w &lt;= opnd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/>
      <text:p text:style-name="P37"><text:span text:style-name="T16">Deve ser observado que para diferenciar as atribuições a variáveis, é usado := em vez de &lt;=.</text:span></text:p>
      <text:p text:style-name="P37"><text:soft-page-break/>O uso de variáveis é idêntico ao de se criar um sinal e de se determinar seu valor externamente ao processo, mas o efeito é mais localizado, <text:span text:style-name="T16">no caso, somente dentro do processo</text:span>. Por exemplo, c código abaixo tem o mesmo efeito que o acima, mas o sinal é acessível <text:span text:style-name="T16">em todo o código</text:span></text:p>
      <text:p text:style-name="Text_20_body"/>
      <text:p text:style-name="P75">signal opnd: unsigned(7 downto 0);</text:p>
      <text:p text:style-name="P75">begin</text:p>
      <text:p text:style-name="P75"><text:s text:c="4"/>... </text:p>
      <text:p text:style-name="P75"><text:s text:c="4"/>opnd &lt;= f(to_integer(unsigned(ir(6 downto 0))));</text:p>
      <text:p text:style-name="P75"/>
      <text:p text:style-name="P76"><text:s text:c="4"/>process(clk,rst) <text:s text:c="3"/></text:p>
      <text:p text:style-name="P76"><text:s text:c="4"/>begin</text:p>
      <text:p text:style-name="P76"><text:s text:c="7"/>... <text:s text:c="2"/></text:p>
      <text:p text:style-name="P76"><text:s text:c="7"/>when OP_REG_TYPE =&gt; -- Instruções com registradores</text:p>
      <text:p text:style-name="P76"><text:s text:c="11"/>opnd := f(to_integer(unsigned(ir_<text:span text:style-name="T22">reg</text:span>)));</text:p>
      <text:p text:style-name="P76"><text:s text:c="11"/>case IR_OPREG is</text:p>
      <text:p text:style-name="P76"><text:s text:c="11"/>when OP_ADDWF =&gt; -- ADDWF REG,W : W &lt;- F(REG) + W</text:p>
      <text:p text:style-name="P76"><text:s text:c="15"/>w &lt;= w + opnd;</text:p>
      <text:p text:style-name="P76"><text:s text:c="11"/>when OP_SUBWF =&gt; -- SUBWF REG,W : W &lt;- F(REG) - W</text:p>
      <text:p text:style-name="P76"><text:s text:c="15"/>w &lt;= opnd - w;</text:p>
      <text:p text:style-name="P76"><text:s text:c="11"/>when OP_ANDWF =&gt; -- ANDWF REG,W : W &lt;- F(REG) AND W</text:p>
      <text:p text:style-name="P76"><text:s text:c="15"/>w &lt;= w and opnd;</text:p>
      <text:p text:style-name="P76"><text:s text:c="11"/>when OP_MOVF =&gt; <text:s/>-- MOVF <text:s/>REG <text:s text:c="2"/>: W &lt;- F(REG)</text:p>
      <text:p text:style-name="P76"><text:s text:c="15"/>w &lt;= opnd;</text:p>
      <text:p text:style-name="P76"><text:s text:c="11"/>when others =&gt;</text:p>
      <text:p text:style-name="P76"><text:s text:c="15"/>null;</text:p>
      <text:p text:style-name="P75"><text:s text:c="11"/>end case;</text:p>
      <text:p text:style-name="P75"/>
      <text:h text:style-name="P85" text:outline-level="2">Versão <text:span text:style-name="T15">4</text:span> – Aumentando o repertório de instruções</text:h>
      <text:p text:style-name="P36">Os processadores das versões anteriores ainda tem restrições severas. Por exemplo, como um dado é armazenado em um registrador do banco?</text:p>
      <text:p text:style-name="P36">As instruções que trabalham com registradores do banco tem um campo, D, que especifica onde deve ser armazenado o resultado. Se o valor for o, o resultado é armazenado em W, se não, no próprio registrador que serviu de operando. <text:span text:style-name="T16">Para simplificar o código será usada a variável rega para o endereço do registrador. Neste caso, o código para a instrução ficar assim.</text:span></text:p>
      <text:p text:style-name="Preformatted_20_Text"><text:s text:c="4"/>if ir_dir = '0' then</text:p>
      <text:p text:style-name="Preformatted_20_Text"><text:s text:c="8"/>w &lt;= w + opnd;</text:p>
      <text:p text:style-name="Preformatted_20_Text"><text:s text:c="4"/>else</text:p>
      <text:p text:style-name="Preformatted_20_Text"><text:s text:c="8"/>f(reg<text:span text:style-name="T16">a</text:span>) &lt;= w + opnd;</text:p>
      <text:p text:style-name="Preformatted_20_Text"><text:s text:c="4"/>end if;</text:p>
      <text:p text:style-name="P38"/>
      <text:p text:style-name="P38">Repetir isto para todas as operações é cansativo, pode gerar circuitos menos eficientes e é mais sujeito a erros. <text:span text:style-name="T17">Definindo-se um sinal para representar o resultado (observar que não foi dito armazenar) e fazendo-se as atribuições depois de acordo com o valor de d, o código fica muito mais simples.</text:span></text:p>
      <text:p text:style-name="Preformatted_20_Text"><text:s text:c="4"/>when OP_REG_TYPE =&gt; -- Instruções com registradores</text:p>
      <text:p text:style-name="Preformatted_20_Text"><text:s text:c="8"/>rega := to_integer(unsigned(ir_<text:span text:style-name="T23">reg</text:span>));</text:p>
      <text:p text:style-name="Preformatted_20_Text"><text:s text:c="8"/>opnd := f(rega);</text:p>
      <text:p text:style-name="Preformatted_20_Text"><text:s text:c="8"/>result := f(rega);</text:p>
      <text:p text:style-name="Preformatted_20_Text"><text:s text:c="8"/>case IR_OPREG is</text:p>
      <text:p text:style-name="Preformatted_20_Text"><text:s text:c="8"/>when OP_ADDWF =&gt; -- ADDWF REG,W : W &lt;- F(REG) + W</text:p>
      <text:p text:style-name="Preformatted_20_Text"><text:s text:c="12"/>result := w + opnd;</text:p>
      <text:p text:style-name="Preformatted_20_Text"><text:s text:c="8"/>when OP_SUBWF =&gt; -- SUBWF REG,W : W &lt;- F(REG) - W</text:p>
      <text:p text:style-name="Preformatted_20_Text"><text:s text:c="12"/>result := opnd - w;</text:p>
      <text:p text:style-name="Preformatted_20_Text"><text:s text:c="8"/>when OP_ANDWF =&gt; -- ANDWF REG,W : W &lt;- F(REG) AND W</text:p>
      <text:p text:style-name="Preformatted_20_Text"><text:s text:c="12"/>result := w and opnd;</text:p>
      <text:p text:style-name="Preformatted_20_Text"><text:s text:c="8"/>when OP_MOVF =&gt; <text:s/>-- MOVF <text:s/>REG <text:s text:c="2"/>: W &lt;- F(REG)</text:p>
      <text:p text:style-name="Preformatted_20_Text"><text:s text:c="13"/>result := opnd;</text:p>
      <text:p text:style-name="Preformatted_20_Text"><text:s text:c="8"/>when others =&gt;</text:p>
      <text:p text:style-name="Preformatted_20_Text"><text:s text:c="13"/>null;</text:p>
      <text:p text:style-name="Preformatted_20_Text"><text:s text:c="9"/>end case;</text:p>
      <text:p text:style-name="Preformatted_20_Text"><text:s text:c="9"/>if ir_dir = '0' then</text:p>
      <text:p text:style-name="Preformatted_20_Text"><text:s text:c="13"/>w &lt;= result;</text:p>
      <text:p text:style-name="Preformatted_20_Text"><text:s text:c="9"/>else</text:p>
      <text:p text:style-name="Preformatted_20_Text"><text:s text:c="13"/>f(rega) &lt;= result;</text:p>
      <text:p text:style-name="Preformatted_20_Text"><text:s text:c="9"/>end if;</text:p>
      <text:p text:style-name="Preformatted_20_Text"><text:s text:c="9"/>ir &lt;= inst;</text:p>
      <text:p text:style-name="Preformatted_20_Text"><text:s text:c="9"/>pc &lt;= pc + 1;</text:p>
      <text:p text:style-name="Preformatted_20_Text"/>
      <text:p text:style-name="Text_20_body">Neste caso, pode ser visto que a variável result pode ter mais de uma atribuição no mesmo ciclo. Fica valendo a última.</text:p>
      <text:p text:style-name="Text_20_body">No entanto, como existem instruções que não atualizam o resultado desta maneira. <text:span text:style-name="T18">Por exemplo, a instrução MOVWF obrigatoriamente atualiza o registrador em F. Mais uma vez, variáveis podem ser usada para controlar isto como mostrado abaixo.</text:span></text:p>
      <text:p text:style-name="P78"><text:s text:c="4"/>when OP_REG_TYPE =&gt; -- Instruções com registradores</text:p>
      <text:p text:style-name="P78"><text:s text:c="9"/>rega := to_integer(unsigned(ir(6 downto 0)));</text:p>
      <text:p text:style-name="Preformatted_20_Text"><text:s text:c="9"/>opnd := f(rega);</text:p>
      <text:p text:style-name="Preformatted_20_Text"><text:s text:c="9"/>result := f(rega);</text:p>
      <text:p text:style-name="Preformatted_20_Text"><text:s text:c="9"/>if ir_dir = '0' then</text:p>
      <text:p text:style-name="Preformatted_20_Text"><text:s text:c="14"/>atualizaw := True;</text:p>
      <text:p text:style-name="Preformatted_20_Text"><text:s text:c="14"/>atualizaf := False;</text:p>
      <text:p text:style-name="Preformatted_20_Text"><text:s text:c="9"/>else</text:p>
      <text:p text:style-name="Preformatted_20_Text"><text:soft-page-break/><text:s text:c="15"/>atualizaw := False;</text:p>
      <text:p text:style-name="Preformatted_20_Text"><text:s text:c="15"/>atualizaf := True;</text:p>
      <text:p text:style-name="Preformatted_20_Text"><text:s text:c="9"/>end if;</text:p>
      <text:p text:style-name="Preformatted_20_Text"><text:s text:c="9"/>case IR_OPREG is</text:p>
      <text:p text:style-name="Preformatted_20_Text"><text:s text:c="9"/>when OP_ADDWF =&gt; -- ADDWF REG,W : W &lt;- F(REG) + W</text:p>
      <text:p text:style-name="Preformatted_20_Text"><text:s text:c="13"/>result := w + opnd;</text:p>
      <text:p text:style-name="Preformatted_20_Text"><text:s text:c="9"/>when OP_SUBWF =&gt; -- SUBWF REG,W : W &lt;- F(REG) - W</text:p>
      <text:p text:style-name="Preformatted_20_Text"><text:s text:c="13"/>result := opnd - w;</text:p>
      <text:p text:style-name="Preformatted_20_Text"><text:s text:c="9"/>when OP_ANDWF =&gt; -- ANDWF REG,W : W &lt;- F(REG) AND W</text:p>
      <text:p text:style-name="Preformatted_20_Text"><text:s text:c="13"/>result := w and opnd;</text:p>
      <text:p text:style-name="Preformatted_20_Text"><text:s text:c="9"/>when OP_MOVF =&gt; <text:s/>-- MOVF <text:s/>REG <text:s text:c="2"/>: W &lt;- F(REG)</text:p>
      <text:p text:style-name="Preformatted_20_Text"><text:s text:c="13"/>result := opnd;</text:p>
      <text:p text:style-name="Preformatted_20_Text"><text:s text:c="13"/>atualizaw := True;</text:p>
      <text:p text:style-name="Preformatted_20_Text"><text:s text:c="13"/>atualizaf := False;</text:p>
      <text:p text:style-name="Preformatted_20_Text"><text:s text:c="9"/>when OP_MOVWF =&gt; -- MOVWF REG <text:s text:c="2"/>: F(REG) &lt;= W</text:p>
      <text:p text:style-name="Preformatted_20_Text"><text:s text:c="14"/>result := opnd;</text:p>
      <text:p text:style-name="Preformatted_20_Text"><text:s text:c="14"/>atualizaw := False;</text:p>
      <text:p text:style-name="Preformatted_20_Text"><text:s text:c="14"/>atualizaf := True;</text:p>
      <text:p text:style-name="Preformatted_20_Text"><text:s text:c="9"/>when others =&gt;</text:p>
      <text:p text:style-name="Preformatted_20_Text"><text:s text:c="14"/>null;</text:p>
      <text:p text:style-name="Preformatted_20_Text"><text:s text:c="9"/>end case;</text:p>
      <text:p text:style-name="Preformatted_20_Text"><text:s text:c="9"/>if atualizaw then</text:p>
      <text:p text:style-name="Preformatted_20_Text"><text:s text:c="14"/>w &lt;= result;</text:p>
      <text:p text:style-name="Preformatted_20_Text"><text:s text:c="9"/>end if;</text:p>
      <text:p text:style-name="Preformatted_20_Text"><text:s text:c="9"/>if atualizaf then</text:p>
      <text:p text:style-name="Preformatted_20_Text"><text:s text:c="14"/>f(rega) &lt;= result;</text:p>
      <text:p text:style-name="Preformatted_20_Text"><text:s text:c="9"/>end if;</text:p>
      <text:p text:style-name="Preformatted_20_Text"><text:s text:c="9"/>ir &lt;= inst;</text:p>
      <text:p text:style-name="Preformatted_20_Text"><text:s text:c="9"/>pc &lt;= pc + 1;</text:p>
      <text:p text:style-name="Text_20_body"/>
      <text:p text:style-name="P39">De novo, o efeito destas variáveis podem ser obtidas com o uso de sinais combinacionais como mostrado abaixo.</text:p>
      <text:p text:style-name="P79"><text:s text:c="4"/>atualizaw &lt;= True when <text:span text:style-name="T19">IR_OPTYPE</text:span> = O<text:span text:style-name="T19">P</text:span>_REG_TYPE </text:p>
      <text:p text:style-name="P79"><text:s text:c="18"/>and <text:span text:style-name="T19">( IR_OPREG = OP_ADDWF or IR_OPREG = OP_SUBWF or</text:span></text:p>
      <text:p text:style-name="P79"><text:s text:c="24"/><text:span text:style-name="T19">IR_OPREG = OP_ANDWF or IR_OPREG = OP_MOVF )</text:span></text:p>
      <text:p text:style-name="Preformatted_20_Text"><text:s text:c="12"/>els<text:span text:style-name="T19">e</text:span> False;</text:p>
      <text:p text:style-name="P39"/>
      <text:p text:style-name="P39"/>
      <text:h text:style-name="P86" text:outline-level="2">Versão <text:span text:style-name="T20">5</text:span> – <text:span text:style-name="T21">Acrescentando instruções condicionais</text:span></text:h>
      <text:p text:style-name="Text_20_body"/>
      <text:p text:style-name="P40">A versão anterior da versão 4 ainda não pode ser considerado um processador de uso geral, pois não é capaz de alterar o fluxo das instruções de acordo com os resultados.</text:p>
      <text:p text:style-name="P40">No caso do PIC, não há possibilidade de ter saltos condicionais pois não há espaço na instrução para o endereço e bits necessários para os códigos de instrução necessários. Para se executar instruções condicionalmente, foram usadas instruções capazes de testar um bit e pular a próxima instrução.</text:p>
      <text:p text:style-name="P40">Estas instruções fazem parte do grupo de man<text:span text:style-name="T24">i</text:span>pulação de bits:</text:p>
      <text:p text:style-name="P32">BCF: <text:tab/>Bit Clear in a Register in F</text:p>
      <text:p text:style-name="P32">BSF: <text:tab/>Bit Set in a Register in F</text:p>
      <text:p text:style-name="P32">BTFSC: <text:tab/>Bit Test in a Register in F and skip if is 0</text:p>
      <text:p text:style-name="P32">BTFSS: <text:tab/>Bit Test in a Register in F and skip if is 1</text:p>
      <text:p text:style-name="P40"/>
      <text:p text:style-name="P41">Uma maneira é definir as operações em cada caso como mostrado abaixo.</text:p>
      <text:p text:style-name="Preformatted_20_Text"><text:s text:c="4"/>when OP_BIT_TYPE =&gt; -- Instruções para manipulação de bits</text:p>
      <text:p text:style-name="Preformatted_20_Text"><text:s text:c="8"/>rega := to_integer(unsigned(ir_reg));</text:p>
      <text:p text:style-name="Preformatted_20_Text"><text:s text:c="8"/>bitn := to_integer(unsigned(ir_bitn));</text:p>
      <text:p text:style-name="Preformatted_20_Text"><text:s text:c="8"/>case IR_OPBIT is</text:p>
      <text:p text:style-name="Preformatted_20_Text"><text:s text:c="8"/>when OP_BCF =&gt;</text:p>
      <text:p text:style-name="Preformatted_20_Text"><text:s text:c="12"/>f(rega)(bitn) &lt;= '0';</text:p>
      <text:p text:style-name="Preformatted_20_Text"><text:s text:c="12"/>ir &lt;= inst;</text:p>
      <text:p text:style-name="Preformatted_20_Text"><text:s text:c="12"/>pc &lt;= pc + 1;</text:p>
      <text:p text:style-name="Preformatted_20_Text"><text:s text:c="8"/>when OP_BSF =&gt;</text:p>
      <text:p text:style-name="Preformatted_20_Text"><text:s text:c="12"/>f(rega)(bitn) &lt;= '1';</text:p>
      <text:p text:style-name="Preformatted_20_Text"><text:s text:c="12"/>ir &lt;= inst;</text:p>
      <text:p text:style-name="Preformatted_20_Text"><text:s text:c="12"/>pc &lt;= pc + 1;</text:p>
      <text:p text:style-name="Preformatted_20_Text"><text:s text:c="8"/>when OP_BTFSC =&gt;</text:p>
      <text:p text:style-name="Preformatted_20_Text"><text:s text:c="12"/>if f(rega)(bitn) = '0'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reformatted_20_Text"><text:s text:c="8"/>when OP_BTFSS =&gt;</text:p>
      <text:p text:style-name="Preformatted_20_Text"><text:s text:c="12"/>if f(rega)(bitn) = '1'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reformatted_20_Text"><text:s text:c="8"/>when others =&gt;</text:p>
      <text:p text:style-name="Preformatted_20_Text"><text:s text:c="12"/>null;</text:p>
      <text:p text:style-name="Preformatted_20_Text"><text:s text:c="8"/>end case;</text:p>
      <text:p text:style-name="Text_20_body"/>
      <text:p text:style-name="P42">Uma maneira melhor é, de novo, usar uma variável e definir estas ações em um único lugar com mostrado abaixo.</text:p>
      <text:p text:style-name="Preformatted_20_Text"><text:s text:c="8"/>when OP_BIT_TYPE =&gt; -- Instruções para manipulação de bits</text:p>
      <text:p text:style-name="Preformatted_20_Text"><text:s text:c="12"/>rega := to_integer(unsigned(ir_reg));</text:p>
      <text:p text:style-name="Preformatted_20_Text"><text:s text:c="12"/>bitn := to_integer(unsigned(ir_bitn));</text:p>
      <text:p text:style-name="Preformatted_20_Text"><text:s text:c="12"/>skip := False;</text:p>
      <text:p text:style-name="Preformatted_20_Text"><text:s text:c="12"/>case IR_OPBIT is</text:p>
      <text:p text:style-name="Preformatted_20_Text"><text:soft-page-break/><text:s text:c="12"/>when OP_BCF =&gt;</text:p>
      <text:p text:style-name="Preformatted_20_Text"><text:s text:c="16"/>f(rega)(bitn) &lt;= '0';</text:p>
      <text:p text:style-name="Preformatted_20_Text"><text:s text:c="12"/>when OP_BSF =&gt;</text:p>
      <text:p text:style-name="Preformatted_20_Text"><text:s text:c="16"/>f(rega)(bitn) &lt;= '1';</text:p>
      <text:p text:style-name="Preformatted_20_Text"><text:s text:c="12"/>when OP_BTFSC =&gt;</text:p>
      <text:p text:style-name="Preformatted_20_Text"><text:s text:c="16"/>if f(rega)(bitn) = '0' then</text:p>
      <text:p text:style-name="Preformatted_20_Text"><text:s text:c="20"/>skip := True;</text:p>
      <text:p text:style-name="Preformatted_20_Text"><text:s text:c="16"/>end if;</text:p>
      <text:p text:style-name="Preformatted_20_Text"><text:s text:c="12"/>when OP_BTFSS =&gt;</text:p>
      <text:p text:style-name="Preformatted_20_Text"><text:s text:c="16"/>if f(rega)(bitn) = '1' then</text:p>
      <text:p text:style-name="Preformatted_20_Text"><text:s text:c="20"/>skip := True;</text:p>
      <text:p text:style-name="Preformatted_20_Text"><text:s text:c="16"/>end if;</text:p>
      <text:p text:style-name="Preformatted_20_Text"><text:s text:c="12"/>when others =&gt;</text:p>
      <text:p text:style-name="Preformatted_20_Text"><text:s text:c="16"/>null;</text:p>
      <text:p text:style-name="Preformatted_20_Text"><text:s text:c="12"/>end case;</text:p>
      <text:p text:style-name="Preformatted_20_Text"><text:s text:c="12"/>if skip then</text:p>
      <text:p text:style-name="Preformatted_20_Text"><text:s text:c="16"/>pc &lt;= pc + 2;</text:p>
      <text:p text:style-name="Preformatted_20_Text"><text:s text:c="16"/>estado &lt;= BUSCAR;</text:p>
      <text:p text:style-name="Preformatted_20_Text"><text:s text:c="12"/>else</text:p>
      <text:p text:style-name="Preformatted_20_Text"><text:s text:c="16"/>ir &lt;= inst;</text:p>
      <text:p text:style-name="Preformatted_20_Text"><text:s text:c="16"/>pc &lt;= pc + 1;</text:p>
      <text:p text:style-name="Preformatted_20_Text"><text:s text:c="12"/>end if;</text:p>
      <text:p text:style-name="P42"/>
      <text:h text:style-name="P87" text:outline-level="2"><text:span text:style-name="T25">Versão 6 – Acrescentando registrador de status</text:span></text:h>
      <text:p text:style-name="P44">Embora já seja possível se tomar decisões baseados nos resultados de instruções realizadas, isto ainda não é prático. Determinar se um resultado é zero implicaria em testar todos os bits do registrador.</text:p>
      <text:p text:style-name="P44">As informações mais importantes <text:span text:style-name="T26">são se o resultado é zero ou se foi gerado um vai-um. No caso do PIC, estas informações são armazenadas nos bit 2 e 0 do registrador no endereço 3. Existe um vai-um decimal que não será considerado agora.</text:span></text:p>
      <text:p text:style-name="P45">A maneira mais fácil de se obter o vai-um de uma operação de soma ou subtração é aumentar os operandos em um bit, e observar o valor do bit nesta posição do resultado. <text:span text:style-name="T27">Estes campos podem ser definidos usando alias como abaixo.</text:span></text:p>
      <text:p text:style-name="Preformatted_20_Text">-- campos do sr</text:p>
      <text:p text:style-name="Preformatted_20_Text">alias sr: <text:s text:c="14"/>unsigned(7 downto 0) is f(3);</text:p>
      <text:p text:style-name="Preformatted_20_Text">alias flag_c: <text:s text:c="10"/>std_logic is sr(0);</text:p>
      <text:p text:style-name="Preformatted_20_Text">alias flag_z: <text:s text:c="10"/>std_logic is sr(2);</text:p>
      <text:p text:style-name="P45"/>
      <text:p text:style-name="P46">Carregar o valor correto é feito no momento de execução das operações com mostrado abaixo.</text:p>
      <text:p text:style-name="Preformatted_20_Text"><text:s text:c="7"/>when OP_REG_TYPE =&gt; -- Instruções com registradores</text:p>
      <text:p text:style-name="Preformatted_20_Text"><text:s text:c="11"/>rega := to_integer(unsigned(ir_reg));</text:p>
      <text:p text:style-name="Preformatted_20_Text"><text:s text:c="11"/>opnd := '0'&amp;f(rega);</text:p>
      <text:p text:style-name="Preformatted_20_Text"><text:s text:c="11"/>result := '0'&amp;f(rega);</text:p>
      <text:p text:style-name="Preformatted_20_Text"><text:s text:c="11"/>if ir_dir = '0' then</text:p>
      <text:p text:style-name="Preformatted_20_Text"><text:s text:c="15"/>atualizaw := True;</text:p>
      <text:p text:style-name="Preformatted_20_Text"><text:s text:c="15"/>atualizaf := False;</text:p>
      <text:p text:style-name="Preformatted_20_Text"><text:s text:c="11"/>else</text:p>
      <text:p text:style-name="Preformatted_20_Text"><text:s text:c="15"/>atualizaw := False;</text:p>
      <text:p text:style-name="Preformatted_20_Text"><text:s text:c="15"/>atualizaf := True;</text:p>
      <text:p text:style-name="Preformatted_20_Text"><text:s text:c="11"/>end if;</text:p>
      <text:p text:style-name="Preformatted_20_Text"><text:s text:c="11"/>case IR_OPREG is</text:p>
      <text:p text:style-name="Preformatted_20_Text"><text:s text:c="11"/>when OP_ADDWF =&gt; -- ADDWF REG,W : W &lt;- F(REG) + W</text:p>
      <text:p text:style-name="Preformatted_20_Text"><text:s text:c="15"/>result := w + opnd;</text:p>
      <text:p text:style-name="Preformatted_20_Text"><text:s text:c="15"/>flag_c &lt;= result(8);</text:p>
      <text:p text:style-name="Preformatted_20_Text"><text:s text:c="11"/>when OP_SUBWF =&gt; -- SUBWF REG,W : W &lt;- F(REG) - W</text:p>
      <text:p text:style-name="Preformatted_20_Text"><text:s text:c="15"/>result := opnd - w;</text:p>
      <text:p text:style-name="Preformatted_20_Text"><text:s text:c="15"/>flag_c &lt;= result(8);</text:p>
      <text:p text:style-name="Preformatted_20_Text"><text:s text:c="20"/>when OP_ANDWF =&gt; -- ANDWF REG,W : W &lt;- F(REG) AND W</text:p>
      <text:p text:style-name="Preformatted_20_Text"><text:s text:c="15"/>result := w and opnd;</text:p>
      <text:p text:style-name="Preformatted_20_Text"><text:s text:c="11"/>when OP_MOVF =&gt; <text:s/>-- MOVF <text:s/>REG <text:s text:c="2"/>: W &lt;- F(REG)</text:p>
      <text:p text:style-name="Preformatted_20_Text"><text:s text:c="15"/>result := opnd;</text:p>
      <text:p text:style-name="Preformatted_20_Text"><text:s text:c="15"/>atualizaw := True;</text:p>
      <text:p text:style-name="Preformatted_20_Text"><text:s text:c="15"/>atualizaf := False;</text:p>
      <text:p text:style-name="Preformatted_20_Text"><text:s text:c="11"/>when OP_MOVWF =&gt; -- MOVWF REG <text:s text:c="2"/>: F(REG) &lt;= W</text:p>
      <text:p text:style-name="Preformatted_20_Text"><text:s text:c="15"/>result := opnd;</text:p>
      <text:p text:style-name="Preformatted_20_Text"><text:s text:c="15"/>atualizaw := False;</text:p>
      <text:p text:style-name="Preformatted_20_Text"><text:s text:c="15"/>atualizaf := True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if atualizaw then</text:p>
      <text:p text:style-name="Preformatted_20_Text"><text:s text:c="15"/>w &lt;= result(7 downto 0);</text:p>
      <text:p text:style-name="Preformatted_20_Text"><text:s text:c="11"/>end if;</text:p>
      <text:p text:style-name="Preformatted_20_Text"><text:s text:c="11"/>if atualizaf then</text:p>
      <text:p text:style-name="Preformatted_20_Text"><text:s text:c="15"/>f(rega) &lt;= result(7 downto 0);</text:p>
      <text:p text:style-name="Preformatted_20_Text"><text:s text:c="11"/>end if;</text:p>
      <text:p text:style-name="Preformatted_20_Text"><text:s text:c="11"/>if atualizaw or atualizaf then</text:p>
      <text:p text:style-name="Preformatted_20_Text"><text:s text:c="15"/>if result(7 downto 0) = "00000000" then</text:p>
      <text:p text:style-name="Preformatted_20_Text"><text:s text:c="19"/>flag_z &lt;= '1';</text:p>
      <text:p text:style-name="Preformatted_20_Text"><text:soft-page-break/><text:s text:c="15"/><text:span text:style-name="T29">else </text:span></text:p>
      <text:p text:style-name="Preformatted_20_Text"><text:s text:c="19"/><text:span text:style-name="T29">flag_z &lt;= ‘0’;</text:span></text:p>
      <text:p text:style-name="Preformatted_20_Text"><text:s text:c="15"/>end if;</text:p>
      <text:p text:style-name="Preformatted_20_Text"><text:s text:c="11"/>end if;</text:p>
      <text:p text:style-name="Preformatted_20_Text"><text:s text:c="11"/>ir &lt;= inst;</text:p>
      <text:p text:style-name="Preformatted_20_Text"><text:s text:c="11"/>pc &lt;= pc + 1;</text:p>
      <text:p text:style-name="P43"/>
      <text:p text:style-name="P47"/>
      <text:h text:style-name="P88" text:outline-level="2"><text:span text:style-name="T25">Versão 7 – Acrescentando manuseio de constantes</text:span></text:h>
      <text:p text:style-name="P47"/>
      <text:p text:style-name="P48">Agora se tem um processador <text:span text:style-name="T28">(quase) c</text:span>ompleto. <text:span text:style-name="T28">Falta ainda trabalhar com constantes, que não podem ser <text:s/>armazenadas na memória de programa, pois não há como acessá-las. A solução é fazê-las parte da instrução. Este tipo de instruções usa os bits de mais baixa ordem para armazenar a constante.</text:span></text:p>
      <text:p text:style-name="P49">As instruções que usam constantes (literais, na nomenclatura Micrchip) incluem:</text:p>
      <text:p text:style-name="P31">ADDLW:<text:tab/>Soma<text:span text:style-name="T30">r</text:span> com uma const<text:span text:style-name="T30">a</text:span>nte <text:span text:style-name="T30">a W</text:span></text:p>
      <text:p text:style-name="P31">SUBLW:<text:tab/>Subtra<text:span text:style-name="T30">ir</text:span> uma constant<text:span text:style-name="T30">e de W</text:span></text:p>
      <text:p text:style-name="P31">MOVLW:<text:tab/>Move<text:span text:style-name="T30">r</text:span> uma constante para W</text:p>
      <text:p text:style-name="P31">ANDLW:<text:tab/>E lógico <text:span text:style-name="T30">de W </text:span>com uma constante</text:p>
      <text:p text:style-name="P31">IORLW:<text:tab/>Ou inclusivo <text:span text:style-name="T30">de W </text:span>com uma constante</text:p>
      <text:p text:style-name="P31">XORLW:<text:tab/>Ou exclusivo <text:span text:style-name="T30">de W </text:span>com uma constante</text:p>
      <text:p text:style-name="P48"/>
      <text:p text:style-name="P50">Uma implementação que já define o status é mostrada abaixo.</text:p>
      <text:p text:style-name="Preformatted_20_Text"><text:s text:c="7"/>when OP_LIT_TYPE =&gt; -- Instruções com valores</text:p>
      <text:p text:style-name="Preformatted_20_Text"><text:s text:c="11"/>opnd := unsigned('0'&amp;ir_val);</text:p>
      <text:p text:style-name="Preformatted_20_Text"><text:s text:c="11"/>case IR_OPLIT is</text:p>
      <text:p text:style-name="Preformatted_20_Text"><text:s text:c="11"/>when OP_ADDLW =&gt;</text:p>
      <text:p text:style-name="Preformatted_20_Text"><text:s text:c="15"/>result := unsigned('0'&amp;w) + opnd;</text:p>
      <text:p text:style-name="Preformatted_20_Text"><text:s text:c="15"/>flag_c &lt;= result(8);</text:p>
      <text:p text:style-name="Preformatted_20_Text"><text:s text:c="11"/>when OP_SUBLW =&gt;</text:p>
      <text:p text:style-name="Preformatted_20_Text"><text:s text:c="15"/>result := unsigned('0'&amp;w) - opnd;</text:p>
      <text:p text:style-name="Preformatted_20_Text"><text:s text:c="15"/>flag_c &lt;= result(8);</text:p>
      <text:p text:style-name="Preformatted_20_Text"><text:s text:c="11"/>when OP_MOVLW =&gt;</text:p>
      <text:p text:style-name="Preformatted_20_Text"><text:s text:c="15"/>result := opnd;</text:p>
      <text:p text:style-name="Preformatted_20_Text"><text:s text:c="11"/>when OP_ANDLW =&gt;</text:p>
      <text:p text:style-name="Preformatted_20_Text"><text:s text:c="15"/>result := unsigned('0'&amp;w) and opnd;</text:p>
      <text:p text:style-name="Preformatted_20_Text"><text:s text:c="11"/>when OP_IORLW =&gt;</text:p>
      <text:p text:style-name="Preformatted_20_Text"><text:s text:c="15"/>result := unsigned('0'&amp;w) or opnd;</text:p>
      <text:p text:style-name="Preformatted_20_Text"><text:s text:c="11"/>when OP_XORLW =&gt;</text:p>
      <text:p text:style-name="Preformatted_20_Text"><text:s text:c="15"/>result := unsigned('0'&amp;w) xor opnd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w &lt;= result(7 downto 0);</text:p>
      <text:p text:style-name="Preformatted_20_Text"><text:s text:c="11"/>if result(7 downto 0) = "00000000" then</text:p>
      <text:p text:style-name="Preformatted_20_Text"><text:s text:c="15"/>flag_z &lt;= '1';</text:p>
      <text:p text:style-name="Preformatted_20_Text"><text:s text:c="11"/>else</text:p>
      <text:p text:style-name="Preformatted_20_Text"><text:s text:c="15"/>flag_z &lt;= '0';</text:p>
      <text:p text:style-name="Preformatted_20_Text"><text:s text:c="11"/>end if;</text:p>
      <text:p text:style-name="Preformatted_20_Text"><text:s text:c="11"/>ir &lt;= inst;</text:p>
      <text:p text:style-name="Preformatted_20_Text"><text:s text:c="11"/>pc &lt;= pc + 1;</text:p>
      <text:p text:style-name="Preformatted_20_Text"/>
      <text:h text:style-name="P89" text:outline-level="2"><text:span text:style-name="T25">Versão 8 – Implementando subrotinas</text:span></text:h>
      <text:p text:style-name="P51">O uso de subrotinas aumenta a <text:span text:style-name="T32">eficiência</text:span> do processo de codificação e diminui os requisitos de memória. A implementação deve incluir duas instruções: </text:p>
      <text:p text:style-name="P51">CALL: deve modificar o PC para que a próxima instrução seja a instrução em um determinado endereço, e ao mesmo tempo, guardando o valor do PC atual (que aponta para a instrução seguinte).</text:p>
      <text:p text:style-name="P51">RETURN: usa o valor guardado do PC por uma instrução de CALL e o carregado no PC, efetivando desta maneira um salto a instrução seguinte ao CALL&gt;</text:p>
      <text:p text:style-name="P51">O mecanismo mais comum é o uso de uma pilha, endereçado por um apontador de pilha (Stack Ponter: SP) . <text:span text:style-name="T32">Na maioria dos processadores a pilha fica na memória de dados, mas no PIC ocupa uma memória separada e não endereçavel.</text:span></text:p>
      <text:p text:style-name="P52">Existem duas convenções para o valor do apontador de pilha. Uma é ele apontar para a primeira posição livre e outra para a última ocupada. Além disso, a pilha pode crescer para endereços menores ou maiores. No caso do PIC não há problemas, pois a pilha não é endereçavel e qualquer maneira serrá compatível com a operação de um PIC real.</text:p>
      <text:p text:style-name="P52">CALL tem uma implementação simples como mostrado abaixo.</text:p>
      <text:p text:style-name="Preformatted_20_Text"><text:s text:c="11"/>when OP_JMP_TYPE =&gt; -- Instrução de salto</text:p>
      <text:p text:style-name="Preformatted_20_Text"><text:s text:c="15"/>if IR_OPJUMP = OP_JUMP then</text:p>
      <text:p text:style-name="Preformatted_20_Text"><text:s text:c="19"/>pc &lt;= unsigned(ir(10 downto 0));</text:p>
      <text:p text:style-name="Preformatted_20_Text"><text:s text:c="15"/>else</text:p>
      <text:p text:style-name="Preformatted_20_Text"><text:s text:c="19"/>pilha(sp) &lt;= pc;</text:p>
      <text:p text:style-name="Preformatted_20_Text"><text:s text:c="19"/>sp &lt;= sp + 1;</text:p>
      <text:p text:style-name="Preformatted_20_Text"><text:s text:c="20"/>pc &lt;= unsigned(ir(10 downto 0));</text:p>
      <text:p text:style-name="Preformatted_20_Text"><text:s text:c="15"/>end if;</text:p>
      <text:p text:style-name="Preformatted_20_Text"><text:s text:c="15"/>estado &lt;= BUSCAR;</text:p>
      <text:p text:style-name="P52"/>
      <text:p text:style-name="P53">Para a instrução de retorno, a implementação é reversa.</text:p>
      <text:p text:style-name="Preformatted_20_Text"><text:s text:c="15"/>when OP_RETURN =&gt;</text:p>
      <text:p text:style-name="Preformatted_20_Text"><text:s text:c="18"/>pc &lt;= pilha(sp-1);</text:p>
      <text:p text:style-name="Preformatted_20_Text"><text:s text:c="18"/>sp &lt;= sp - 1;</text:p>
      <text:p text:style-name="P53"/>
      <text:p text:style-name="P53">No entanto a implementação é mais complexa por dois motivos. O código de operação de um RETURN é identico ao de um MOVWF. A diferença é que o MOVWF tem o bit de direção igual a 1. Mas quando o bit de direção é igual a zero, a instrução pode ser um RETURN, <text:span text:style-name="T31">RETFIE, SLEEP, CLRWDT ou um NOP. Nestes casos, não são modificados nem o registrador W nem um registrador em F. A implementação pode ser como mostrado abaixo, que faz uso de uma variável INCPC.</text:span></text:p>
      <text:p text:style-name="Preformatted_20_Text"><text:s text:c="9"/>when OP_MOVWF =&gt; -- MOVWF REG <text:s text:c="2"/>: F(REG) &lt;= W</text:p>
      <text:p text:style-name="Preformatted_20_Text"><text:s text:c="13"/>if ir_dir = '1' then</text:p>
      <text:p text:style-name="Preformatted_20_Text"><text:s text:c="17"/>result := opnd;</text:p>
      <text:p text:style-name="Preformatted_20_Text"><text:s text:c="17"/>atualizaw := False;</text:p>
      <text:p text:style-name="Preformatted_20_Text"><text:s text:c="17"/>atualizaf := True;</text:p>
      <text:p text:style-name="Preformatted_20_Text"><text:s text:c="13"/>else</text:p>
      <text:p text:style-name="Preformatted_20_Text"><text:s text:c="17"/>atualizaw := False;</text:p>
      <text:p text:style-name="Preformatted_20_Text"><text:s text:c="17"/>atualizaf := False;</text:p>
      <text:p text:style-name="Preformatted_20_Text"><text:s text:c="17"/>case ir_subop is</text:p>
      <text:p text:style-name="Preformatted_20_Text"><text:s text:c="17"/>when OP_RETURN =&gt;</text:p>
      <text:p text:style-name="Preformatted_20_Text"><text:s text:c="21"/>pc &lt;= pilha(sp-1);</text:p>
      <text:p text:style-name="Preformatted_20_Text"><text:s text:c="21"/>sp &lt;= sp - 1;</text:p>
      <text:p text:style-name="Preformatted_20_Text"><text:s text:c="21"/>incpc := False;</text:p>
      <text:p text:style-name="Preformatted_20_Text"><text:s text:c="17"/>when others =&gt;</text:p>
      <text:p text:style-name="Preformatted_20_Text"><text:s text:c="21"/>null;</text:p>
      <text:p text:style-name="Preformatted_20_Text"><text:s text:c="17"/>end case;</text:p>
      <text:p text:style-name="Preformatted_20_Text"><text:soft-page-break/><text:s text:c="13"/>end if;</text:p>
      <text:p text:style-name="Preformatted_20_Text"/>
      <text:p text:style-name="P54">Ficou faltando a instrução RETLW, que retorna de uma subrotina mas substitui o valor em W por uma constante. A implementação abaixo usa a mesma variável INCPC.</text:p>
      <text:p text:style-name="Preformatted_20_Text"><text:s text:c="7"/>when OP_LIT_TYPE =&gt; -- Instruções com valores</text:p>
      <text:p text:style-name="Preformatted_20_Text"><text:s text:c="11"/>opnd := unsigned('0'&amp;ir_val);</text:p>
      <text:p text:style-name="Preformatted_20_Text"><text:s text:c="11"/>incpc := True;</text:p>
      <text:p text:style-name="Preformatted_20_Text"><text:s text:c="11"/>case IR_OPLIT is</text:p>
      <text:p text:style-name="Preformatted_20_Text"><text:s text:c="11"/>when OP_ADDLW =&gt;</text:p>
      <text:p text:style-name="Preformatted_20_Text"><text:s text:c="13"/>... </text:p>
      <text:p text:style-name="Preformatted_20_Text"><text:s text:c="11"/>when OP_RETLW =&gt;</text:p>
      <text:p text:style-name="Preformatted_20_Text"><text:s text:c="15"/>pc &lt;= pilha(sp-1);</text:p>
      <text:p text:style-name="Preformatted_20_Text"><text:s text:c="15"/>sp &lt;= sp - 1;</text:p>
      <text:p text:style-name="Preformatted_20_Text"><text:s text:c="15"/>incpc := True;</text:p>
      <text:p text:style-name="Preformatted_20_Text"><text:s text:c="11"/>when others =&gt;</text:p>
      <text:p text:style-name="Preformatted_20_Text"><text:s text:c="15"/>null;</text:p>
      <text:p text:style-name="Preformatted_20_Text"><text:s text:c="11"/>end case;</text:p>
      <text:p text:style-name="Preformatted_20_Text"><text:s text:c="11"/>w &lt;= result(7 downto 0);</text:p>
      <text:p text:style-name="Preformatted_20_Text"><text:s text:c="11"/>if result(7 downto 0) = "00000000" then</text:p>
      <text:p text:style-name="Preformatted_20_Text"><text:s text:c="15"/>flag_z &lt;= '1';</text:p>
      <text:p text:style-name="Preformatted_20_Text"><text:s text:c="11"/>else</text:p>
      <text:p text:style-name="Preformatted_20_Text"><text:s text:c="15"/>flag_z &lt;= '0';</text:p>
      <text:p text:style-name="Preformatted_20_Text"><text:s text:c="11"/>end if;</text:p>
      <text:p text:style-name="Preformatted_20_Text"><text:s text:c="11"/>if incpc then</text:p>
      <text:p text:style-name="Preformatted_20_Text"><text:s text:c="15"/>ir &lt;= inst;</text:p>
      <text:p text:style-name="Preformatted_20_Text"><text:s text:c="15"/>pc &lt;= pc + 1;</text:p>
      <text:p text:style-name="Preformatted_20_Text"><text:s text:c="12"/>else</text:p>
      <text:p text:style-name="Preformatted_20_Text"><text:s text:c="15"/>estado &lt;= BUSCAR;</text:p>
      <text:p text:style-name="Preformatted_20_Text"><text:s text:c="12"/>end if;</text:p>
      <text:p text:style-name="Preformatted_20_Text"/>
      <text:p text:style-name="P54"/>
      <text:h text:style-name="P90" text:outline-level="2"><text:span text:style-name="T25">Versão 9 – Implementando interrupções</text:span></text:h>
      <text:p text:style-name="P55">Em muitos casos é importante se poder interromper a <text:span text:style-name="T33">sequência</text:span> de instruções para executar outra mais <text:span text:style-name="T33">importante. O mecanismo é muito similar ao de um CALL. No caso, um valor alto no sinal INTR força o microcontrolador a guardar o valor de PC na pilha e carregar com o valor 4. O retorno também é bastante similar. A diferença é que para evitar uma interrupção recorrente, uma interrompendo uma outra, as interrupções são desabilitadas quando atendidas e novamente habilitadas no retorno.</text:span></text:p>
      <text:p text:style-name="P57">O sinal INTR deve ser acrescentado a definição da entidade como abaixo.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0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</text:p>
      <text:p text:style-name="Preformatted_20_Text"><text:s text:c="4"/>);</text:p>
      <text:p text:style-name="Preformatted_20_Text">end entity minipic;</text:p>
      <text:p text:style-name="P57"/>
      <text:p text:style-name="P56">O bit 7 do registrador no endereço 11 controla se uma interrupção pode ser atendida ou não. <text:span text:style-name="T34">A verificação de atendimento é feita no estado BUSCAR. Quando o sinal de interrupção for ativado e ela estiver habilitada, guarda-se o PC na pilha, desabilita-se a interrupção, e carrega-se o PC com o valor 4. O processador deve ainda ficar no estado BUSCAR para buscar a instrução neste endereço.</text:span></text:p>
      <text:p text:style-name="P81"><text:s text:c="8"/>when BUSCAR =&gt;</text:p>
      <text:p text:style-name="P81"><text:s text:c="12"/>if gie = '1' and intr = '1' then</text:p>
      <text:p text:style-name="P81"><text:s text:c="16"/>gie &lt;= '0';</text:p>
      <text:p text:style-name="P81"><text:s text:c="16"/>pilha(sp) &lt;= pc;</text:p>
      <text:p text:style-name="P81"><text:s text:c="16"/>sp &lt;= sp + 1;</text:p>
      <text:p text:style-name="P81"><text:s text:c="16"/>pc &lt;= to_unsigned(4,pc'length);</text:p>
      <text:p text:style-name="P81"><text:s text:c="12"/>else</text:p>
      <text:p text:style-name="P81"><text:s text:c="16"/>ir &lt;= inst;</text:p>
      <text:p text:style-name="P81"><text:s text:c="16"/>pc &lt;= pc + 1;</text:p>
      <text:p text:style-name="P81"><text:s text:c="16"/>estado &lt;= EXECUTAR;</text:p>
      <text:p text:style-name="P80"><text:s text:c="12"/>end if;</text:p>
      <text:p text:style-name="P80"/>
      <text:p text:style-name="P57">Mas este não é o único ponto onde deve ser feito este teste, pois muitas instruções podem ser executadas sem que se chegue no estado BUSCAR. <text:span text:style-name="T35">Isto deve ser feito no final do processamento das instruções, quando não houver mudança do estado para o estado BUSCAR.</text:span></text:p>
      <text:p text:style-name="Preformatted_20_Text"><text:s text:c="16"/>if incpc then</text:p>
      <text:p text:style-name="Preformatted_20_Text"><text:s text:c="20"/>if gie = '1' and intr = '1' then</text:p>
      <text:p text:style-name="P82"><text:s text:c="24"/>gie &lt;= '0';</text:p>
      <text:p text:style-name="Preformatted_20_Text"><text:s text:c="24"/>pilha(sp) &lt;= pc;</text:p>
      <text:p text:style-name="Preformatted_20_Text"><text:s text:c="24"/>sp &lt;= sp + 1;</text:p>
      <text:p text:style-name="Preformatted_20_Text"><text:s text:c="24"/>pc &lt;= to_unsigned(4,pc'length);</text:p>
      <text:p text:style-name="Preformatted_20_Text"><text:s text:c="24"/>estado &lt;= BUSCAR;</text:p>
      <text:p text:style-name="Preformatted_20_Text"><text:s text:c="20"/>else</text:p>
      <text:p text:style-name="Preformatted_20_Text"><text:s text:c="24"/>ir &lt;= inst;</text:p>
      <text:p text:style-name="Preformatted_20_Text"><text:s text:c="24"/>pc &lt;= pc + 1;</text:p>
      <text:p text:style-name="Preformatted_20_Text"><text:s text:c="20"/>end if;</text:p>
      <text:p text:style-name="Preformatted_20_Text"><text:s text:c="16"/>else</text:p>
      <text:p text:style-name="Preformatted_20_Text"><text:s text:c="20"/>estado &lt;= BUSCAR;</text:p>
      <text:p text:style-name="Preformatted_20_Text"><text:s text:c="16"/>end if;</text:p>
      <text:p text:style-name="Preformatted_20_Text"/>
      <text:p text:style-name="Text_20_body"/>
      <text:h text:style-name="P91" text:outline-level="2"><text:span text:style-name="T25">Versão 10 – Expandindo a memória</text:span></text:h>
      <text:p text:style-name="P59">O PIC usa um mecanismo de páginas para expandir a memória de dados e de programa. Neste mecanismo, além das informações de endereço codificadas na instrução, são usados bits adicionais para formar o endereço.</text:p>
      <text:p text:style-name="P62"><text:span text:style-name="T36">ATENÇÃO: </text:span>Em arquiteturas modernas não se usa mais este mecanismo, pois analisando-se uma instrução não se sabe qual o endereço que efetivamente se está acessando e em muitos acessos, são necessárias instruções adicionais para se acessar a informação desejada.</text:p>
      <text:p text:style-name="P58">No PIC os bits adicionais para se acessar a memória de dados (banco de registradores) estão nos bits <text:span text:style-name="T36">6 e 5 do registradores de <text:s/>status. Para se acessar a memória de instruções o bit adicional é o bit 7 do mesmo registrador.</text:span></text:p>
      <text:p text:style-name="P60">Como o acesso a memória de instruções usa agora um endereço de 12 bits, a descrição da entidade deve ser modificado como abaixo.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1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</text:p>
      <text:p text:style-name="Preformatted_20_Text"><text:s text:c="4"/>);</text:p>
      <text:p text:style-name="Preformatted_20_Text">end entity minipic;</text:p>
      <text:p text:style-name="P60"/>
      <text:p text:style-name="P61">A única modificação exigida para isto é na conexão do endereço para acesso.</text:p>
      <text:p text:style-name="Preformatted_20_Text"><text:s text:c="4"/>iaddr &lt;= std_logic_vector(irp&amp;pc);</text:p>
      <text:p text:style-name="P61">O banco de registradores também deve ter sua especificação alterada como abaixo.</text:p>
      <text:p text:style-name="Preformatted_20_Text">type banco is array(0 to 511) of unsigned(7 downto 0);</text:p>
      <text:p text:style-name="Preformatted_20_Text">signal f: <text:s/>banco;</text:p>
      <text:p text:style-name="P61"/>
      <text:p text:style-name="P61">O acesso a um registrador deve ser feito agora completando o endereço com os bits adicionais rp nas atribuições para a variável rega.</text:p>
      <text:p text:style-name="Preformatted_20_Text">rega := to_integer(unsigned(std_logic_vector(rp)&amp;ir_reg));</text:p>
      <text:p text:style-name="P61"/>
      <text:p text:style-name="P61"/>
      <text:p text:style-name="P61"/>
      <text:h text:style-name="P92" text:outline-level="2"><text:span text:style-name="T25">Versão 11 – Acrescentando Entrada e Saída</text:span></text:h>
      <text:p text:style-name="P63">Pinos de entrada e saída são importantes pois permitem o processador interagir com o mundo. O PIC tem capacidade para três portas (PINA, PINB e PINC), embora nem todos os membros da família tenham as tres portas (o PIC16F84 tenha apenas 5 pinos da PINA e 8 pinos de PINB).</text:p>
      <text:p text:style-name="P63">A entidade fica então assim:</text:p>
      <text:p text:style-name="Preformatted_20_Text">entity minipic is</text:p>
      <text:p text:style-name="Preformatted_20_Text"><text:s text:c="4"/>port (</text:p>
      <text:p text:style-name="Preformatted_20_Text"><text:s text:c="8"/>clk: <text:s text:c="7"/>in <text:s text:c="3"/>std_logic;</text:p>
      <text:p text:style-name="Preformatted_20_Text"><text:s text:c="8"/>rst: <text:s text:c="7"/>in <text:s text:c="3"/>std_logic;</text:p>
      <text:p text:style-name="Preformatted_20_Text"><text:s text:c="8"/>iaddr: <text:s text:c="5"/>out <text:s text:c="2"/>std_logic_vector(11 downto 0);</text:p>
      <text:p text:style-name="Preformatted_20_Text"><text:s text:c="8"/>inst: <text:s text:c="6"/>in <text:s text:c="3"/>std_logic_vector(13 downto 0);</text:p>
      <text:p text:style-name="Preformatted_20_Text"><text:s text:c="8"/>intr: <text:s text:c="6"/>in <text:s text:c="3"/>std_logic,</text:p>
      <text:p text:style-name="Preformatted_20_Text"><text:s text:c="8"/>pina: <text:s text:c="6"/>inout std_logic_vector(7 downto 0);</text:p>
      <text:p text:style-name="Preformatted_20_Text"><text:s text:c="8"/>pinb: <text:s text:c="6"/>inout std_logic_vector(7 downto 0);</text:p>
      <text:p text:style-name="Preformatted_20_Text"><text:s text:c="8"/>pinc: <text:s text:c="6"/>inout std_logic_vector(7 downto 0)</text:p>
      <text:p text:style-name="Preformatted_20_Text"><text:s text:c="4"/>);</text:p>
      <text:p text:style-name="Preformatted_20_Text">end entity minipic;</text:p>
      <text:p text:style-name="P63"/>
      <text:p text:style-name="P63">Os pinos são controlados por dois registradores: PORTx e DIRx. O mapa destes registradores é:</text:p>
      <text:p text:style-name="P33">PORTA<text:tab/>5</text:p>
      <text:p text:style-name="P33">PORTB<text:tab/>6</text:p>
      <text:p text:style-name="P33">PORTC<text:tab/>7</text:p>
      <text:p text:style-name="P33">DIRA<text:tab/>13<text:span text:style-name="T37">3</text:span></text:p>
      <text:p text:style-name="P33">DIRB<text:tab/>13<text:span text:style-name="T37">4</text:span></text:p>
      <text:p text:style-name="P33">DIRC<text:tab/>13<text:span text:style-name="T37">5</text:span></text:p>
      <text:p text:style-name="P63"/>
      <text:p text:style-name="P64">Como será algo que será repetido três vezes, é recomendável o uso de uma entidade, que implementa este periférico. Neste caso, em vez do usual, que é conectar o periférico ao barramento de dados, ele será conectado a saída dos registradores. Isto implicará numa alteração no processador na maneira de se acessar os <text:span text:style-name="T38">valores dos</text:span> registradores. <text:span text:style-name="T38">Desta maneira, o periférico será um circuito combinacional com a interface definida como abaixo.</text:span></text:p>
      <text:p text:style-name="Preformatted_20_Text">entity pio is</text:p>
      <text:p text:style-name="Preformatted_20_Text"><text:s text:c="4"/>port (</text:p>
      <text:p text:style-name="Preformatted_20_Text"><text:s text:c="8"/>portx: <text:s text:c="5"/>in <text:s text:c="5"/>unsigned(7 downto 0);</text:p>
      <text:p text:style-name="Preformatted_20_Text"><text:s text:c="8"/>dirx: <text:s text:c="6"/>in <text:s text:c="5"/>unsigned(7 downto 0);</text:p>
      <text:p text:style-name="Preformatted_20_Text"><text:s text:c="8"/>pinx: <text:s text:c="6"/>out <text:s text:c="4"/>std_logic_vector(7 downto 0);</text:p>
      <text:p text:style-name="Preformatted_20_Text"><text:s text:c="8"/>iportx: <text:s text:c="4"/>out <text:s text:c="4"/>std_logic_vector(7 downto 0)</text:p>
      <text:p text:style-name="Preformatted_20_Text"><text:s text:c="4"/>);</text:p>
      <text:p text:style-name="Preformatted_20_Text">end entity pio;</text:p>
      <text:p text:style-name="Preformatted_20_Text"/>
      <text:p text:style-name="P64"><text:span text:style-name="T39">Uma</text:span> implementação <text:span text:style-name="T39">é</text:span> mostrada abaixo.</text:p>
      <text:p text:style-name="Preformatted_20_Text">architecture a of pio is</text:p>
      <text:p text:style-name="Preformatted_20_Text">signal ipinx: std_logic_vector(7 downto 0);</text:p>
      <text:p text:style-name="Preformatted_20_Text">begin</text:p>
      <text:p text:style-name="Preformatted_20_Text"/>
      <text:p text:style-name="Preformatted_20_Text"><text:s text:c="4"/>pinx &lt;= ipinx;</text:p>
      <text:p text:style-name="Preformatted_20_Text"><text:s text:c="4"/>iportx &lt;= ipinx;</text:p>
      <text:p text:style-name="Preformatted_20_Text"/>
      <text:p text:style-name="Preformatted_20_Text"><text:s text:c="4"/>process(portx,dirx)</text:p>
      <text:p text:style-name="Preformatted_20_Text"><text:s text:c="4"/>variable i: integer range 0 to 7;</text:p>
      <text:p text:style-name="Preformatted_20_Text"><text:s text:c="4"/>begin</text:p>
      <text:p text:style-name="Preformatted_20_Text"><text:s text:c="8"/>for i in 0 to 7 loop</text:p>
      <text:p text:style-name="Preformatted_20_Text"><text:s text:c="12"/>if dirx(i) = '1' then</text:p>
      <text:p text:style-name="Preformatted_20_Text"><text:soft-page-break/><text:s text:c="16"/>pinx(i) &lt;= 'Z';</text:p>
      <text:p text:style-name="Preformatted_20_Text"><text:s text:c="12"/>else</text:p>
      <text:p text:style-name="Preformatted_20_Text"><text:s text:c="16"/>pinx(i) &lt;= portx(i);</text:p>
      <text:p text:style-name="Preformatted_20_Text"><text:s text:c="12"/>end if;</text:p>
      <text:p text:style-name="Preformatted_20_Text"><text:s text:c="8"/>end loop;</text:p>
      <text:p text:style-name="Preformatted_20_Text"><text:s text:c="4"/>end process;</text:p>
      <text:p text:style-name="Preformatted_20_Text"/>
      <text:p text:style-name="Preformatted_20_Text">end architecture a;</text:p>
      <text:p text:style-name="P64"/>
      <text:p text:style-name="P65">Na implementação do processador são instanciadas as três unidades da interface.</text:p>
      <text:p text:style-name="Preformatted_20_Text"><text:s text:c="4"/>pioa: entity work.pio</text:p>
      <text:p text:style-name="Preformatted_20_Text"><text:s text:c="8"/>port map ( PORTA, DIRA, pina, iporta );</text:p>
      <text:p text:style-name="Preformatted_20_Text"/>
      <text:p text:style-name="Preformatted_20_Text"><text:s text:c="4"/>piob: entity work.pio</text:p>
      <text:p text:style-name="Preformatted_20_Text"><text:s text:c="8"/>port map ( PORTB, DIRB, pinb, iportb );</text:p>
      <text:p text:style-name="Preformatted_20_Text"/>
      <text:p text:style-name="Preformatted_20_Text"><text:s text:c="4"/>pioc: entity work.pio</text:p>
      <text:p text:style-name="Preformatted_20_Text"><text:s text:c="8"/>port map ( PORTC, DIRC, pinc, iportc )</text:p>
      <text:p text:style-name="P65"/>
      <text:p text:style-name="P65">Resta agora modificar a implementação do processador para que quando se acesse os registradores PORTA, PORTB e PORTC, sejam fornecidos não os valores destes registradores mas os valores dos pinos, conforme a interface fornece no sinal iportx. <text:span text:style-name="T40">Existem dois pontos onde se le o conteudo de um registrador. Uma é nas instruções que acessam os registradores.</text:span></text:p>
      <text:p text:style-name="Preformatted_20_Text"><text:s text:c="20"/>rega := to_integer(unsigned(std_logic_vector(rp)&amp;ir_reg));</text:p>
      <text:p text:style-name="Preformatted_20_Text"><text:s text:c="20"/>opnd := '0'&amp;f(rega);</text:p>
      <text:p text:style-name="P65"/>
      <text:p text:style-name="P66">O outro é <text:span text:style-name="T41">nas instruções BTFSS e BTFSC</text:span></text:p>
      <text:p text:style-name="Preformatted_20_Text"><text:s text:c="20"/>case IR_OPBIT is</text:p>
      <text:p text:style-name="Preformatted_20_Text"><text:s text:c="20"/>... </text:p>
      <text:p text:style-name="Preformatted_20_Text"><text:s text:c="20"/>when OP_BTFSC =&gt;</text:p>
      <text:p text:style-name="Preformatted_20_Text"><text:s text:c="24"/>if f(rega)(bitn) = '0' then</text:p>
      <text:p text:style-name="Preformatted_20_Text"><text:s text:c="28"/>skip := True;</text:p>
      <text:p text:style-name="Preformatted_20_Text"><text:s text:c="24"/>end if;</text:p>
      <text:p text:style-name="Preformatted_20_Text"><text:s text:c="20"/>when OP_BTFSS =&gt;</text:p>
      <text:p text:style-name="Preformatted_20_Text"><text:s text:c="24"/>if f(rega)(bitn) = '1' then</text:p>
      <text:p text:style-name="Preformatted_20_Text"><text:s text:c="28"/>skip := True;</text:p>
      <text:p text:style-name="Preformatted_20_Text"><text:s text:c="24"/>end if;</text:p>
      <text:p text:style-name="P66"/>
      <text:p text:style-name="P67">A maneira mais simples é fazer o opnd ser um sinal e não mais uma variável, e por isto, tem que estar definido fora. Mas opnd também pode ser o valor na própria instrução, e o tipo da instrução determina o que será usado.</text:p>
      <text:p text:style-name="Preformatted_20_Text">signal opnd: <text:s text:c="11"/>unsigned(8 downto 0);</text:p>
      <text:p text:style-name="Preformatted_20_Text">signal opndreg: <text:s text:c="8"/>unsigned(8 downto 0);</text:p>
      <text:p text:style-name="Preformatted_20_Text">signal opndlit: <text:s text:c="8"/>unsigned(8 downto 0);</text:p>
      <text:p text:style-name="Preformatted_20_Text">signal rega: <text:s text:c="11"/>integer range 0 to 511;</text:p>
      <text:p text:style-name="Preformatted_20_Text">begin</text:p>
      <text:p text:style-name="Preformatted_20_Text"><text:s text:c="4"/>... </text:p>
      <text:p text:style-name="Preformatted_20_Text"><text:s text:c="4"/>rega &lt;= to_integer(unsigned(std_logic_vector(rp)&amp;ir_reg));</text:p>
      <text:p text:style-name="Preformatted_20_Text"><text:s text:c="4"/>opndreg &lt;= unsigned('0'&amp;f(rega));</text:p>
      <text:p text:style-name="Preformatted_20_Text"><text:s text:c="4"/>opndlit &lt;= unsigned('0'&amp;ir_val);</text:p>
      <text:p text:style-name="Preformatted_20_Text"><text:s text:c="4"/>opnd &lt;= opndreg when IR_OPTYPE = OP_REG_TYPE else opndlit;</text:p>
      <text:p text:style-name="Text_20_body"/>
      <text:p text:style-name="P68">As modificações no código dentro do processo se limitam a remover as atribuições para rega e opnd.</text:p>
      <text:p text:style-name="P68"><text:soft-page-break/>Mas ainda se lê o conteúdo do registradores PORTx quando se acessa os respectivos endereços. Isto pode ser modificado na atribuição a opndreg.</text:p>
      <text:p text:style-name="Preformatted_20_Text"><text:s text:c="4"/>with rega select</text:p>
      <text:p text:style-name="Preformatted_20_Text"><text:s text:c="8"/>opndreg &lt;= unsigned('0'&amp;iporta) when 5,</text:p>
      <text:p text:style-name="Preformatted_20_Text"><text:s text:c="19"/>unsigned('0'&amp;iportb) when 6,</text:p>
      <text:p text:style-name="Preformatted_20_Text"><text:s text:c="19"/>unsigned('0'&amp;iportc) when 7,</text:p>
      <text:p text:style-name="Preformatted_20_Text"><text:s text:c="19"/>unsigned('0'&amp;f(rega)) when others;</text:p>
      <text:p text:style-name="P68"/>
      <text:p text:style-name="P68">Reitera-se que normalmente os periféricos contem os registradores que os controlam e que a solução acima não é uma praxe comum.</text:p>
      <text:p text:style-name="P68"/>
      <text:h text:style-name="P93" text:outline-level="2">Apendice <text:span text:style-name="T3">A </text:span>– Conjunto de instruções</text:h>
      <text:p text:style-name="P18">PIC16F84 INSTRUCTION SE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Mnemonic <text:span text:style-name="T4">Operands</text:span></text:p>
          </table:table-cell>
          <table:table-cell table:style-name="Table2.A1" office:value-type="string">
            <text:p text:style-name="P19">Description</text:p>
          </table:table-cell>
          <table:table-cell table:style-name="Table2.A1" office:value-type="string">
            <text:p text:style-name="P19">Cycles</text:p>
          </table:table-cell>
          <table:table-cell table:style-name="Table2.A1" office:value-type="string">
            <text:p text:style-name="P19">Opcode</text:p>
          </table:table-cell>
          <table:table-cell table:style-name="Table2.E1" office:value-type="string">
            <text:p text:style-name="P19">Status</text:p>
          </table:table-cell>
        </table:table-row>
        <table:table-row>
          <table:table-cell table:style-name="Table2.A2" table:number-columns-spanned="5" office:value-type="string">
            <text:p text:style-name="P19">BYTE-ORIENTED <text:span text:style-name="T5">F</text:span>ILE REGISTER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ADDWF<text:tab/>f,d</text:p>
          </table:table-cell>
          <table:table-cell table:style-name="Table2.A3" office:value-type="string">
            <text:p text:style-name="P20">Add W and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11 dfff ffff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ANDWF<text:tab/>f,d</text:p>
          </table:table-cell>
          <table:table-cell table:style-name="Table2.A3" office:value-type="string">
            <text:p text:style-name="P20">AND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0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F<text:tab/>f</text:p>
          </table:table-cell>
          <table:table-cell table:style-name="Table2.A3" office:value-type="string">
            <text:p text:style-name="P20">Clear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1 l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W</text:p>
          </table:table-cell>
          <table:table-cell table:style-name="Table2.A3" office:value-type="string">
            <text:p text:style-name="P20">Clear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1 0xxx xxxx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OMF<text:tab/>f,d</text:p>
          </table:table-cell>
          <table:table-cell table:style-name="Table2.A3" office:value-type="string">
            <text:p text:style-name="P20">Compl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0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DECF<text:tab/>f,d</text:p>
          </table:table-cell>
          <table:table-cell table:style-name="Table2.A3" office:value-type="string">
            <text:p text:style-name="P20">Decr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11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DECFSZ<text:tab/>f,d</text:p>
          </table:table-cell>
          <table:table-cell table:style-name="Table2.A3" office:value-type="string">
            <text:p text:style-name="P20">Decrement f, Skip if 0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0 1011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INCF<text:tab/>f,d</text:p>
          </table:table-cell>
          <table:table-cell table:style-name="Table2.A3" office:value-type="string">
            <text:p text:style-name="P20">Incremen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1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INCFSZ<text:tab/>f,d</text:p>
          </table:table-cell>
          <table:table-cell table:style-name="Table2.A3" office:value-type="string">
            <text:p text:style-name="P20">Increment f, Skip if 0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0 1111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IORWF<text:tab/>f,d</text:p>
          </table:table-cell>
          <table:table-cell table:style-name="Table2.A3" office:value-type="string">
            <text:p text:style-name="P20">Inclusive OR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0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F<text:tab/>f,d</text:p>
          </table:table-cell>
          <table:table-cell table:style-name="Table2.A3" office:value-type="string">
            <text:p text:style-name="P20">Move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00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WF<text:tab/>f</text:p>
          </table:table-cell>
          <table:table-cell table:style-name="Table2.A3" office:value-type="string">
            <text:p text:style-name="P20">Move W to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l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NOP</text:p>
          </table:table-cell>
          <table:table-cell table:style-name="Table2.A3" office:value-type="string">
            <text:p text:style-name="P20">No Operation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xx0 0000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LF<text:tab/>f,d</text:p>
          </table:table-cell>
          <table:table-cell table:style-name="Table2.A3" office:value-type="string">
            <text:p text:style-name="P20">Rotate Left f through Carry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01 dfff ffff</text:p>
          </table:table-cell>
          <table:table-cell table:style-name="Table2.A2" office:value-type="string">
            <text:p text:style-name="P20">C</text:p>
          </table:table-cell>
        </table:table-row>
        <table:table-row>
          <table:table-cell table:style-name="Table2.A3" office:value-type="string">
            <text:p text:style-name="P20">RRF<text:tab/>f,d</text:p>
          </table:table-cell>
          <table:table-cell table:style-name="Table2.A3" office:value-type="string">
            <text:p text:style-name="P20">Rotate Right f through Carry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00 dfff ffff</text:p>
          </table:table-cell>
          <table:table-cell table:style-name="Table2.A2" office:value-type="string">
            <text:p text:style-name="P20">C</text:p>
          </table:table-cell>
        </table:table-row>
        <table:table-row>
          <table:table-cell table:style-name="Table2.A3" office:value-type="string">
            <text:p text:style-name="P20">SUBWF<text:tab/>f,d</text:p>
          </table:table-cell>
          <table:table-cell table:style-name="Table2.A3" office:value-type="string">
            <text:p text:style-name="P20">Subtract W from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10 dfff ffff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SWAPF<text:tab/>f,d</text:p>
          </table:table-cell>
          <table:table-cell table:style-name="Table2.A3" office:value-type="string">
            <text:p text:style-name="P20">Swap nibbles in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1110 d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XORWF<text:tab/>f,d</text:p>
          </table:table-cell>
          <table:table-cell table:style-name="Table2.A3" office:value-type="string">
            <text:p text:style-name="P20">Exclusive OR W With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110 dfff ffff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2" table:number-columns-spanned="5" office:value-type="string">
            <text:p text:style-name="P19">BIT-ORIENTED <text:span text:style-name="T4">F</text:span>ILE REGISTER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BCF<text:tab/>f,b</text:p>
          </table:table-cell>
          <table:table-cell table:style-name="Table2.A3" office:value-type="string">
            <text:p text:style-name="P20">Bit Clear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1 00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SF<text:tab/>f,b</text:p>
          </table:table-cell>
          <table:table-cell table:style-name="Table2.A3" office:value-type="string">
            <text:p text:style-name="P20">Bit Set f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1 01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TFSC<text:tab/>f,b</text:p>
          </table:table-cell>
          <table:table-cell table:style-name="Table2.A3" office:value-type="string">
            <text:p text:style-name="P20">Bit Test f, Skip if Clear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1 0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BTFSS<text:tab/>f, b</text:p>
          </table:table-cell>
          <table:table-cell table:style-name="Table2.A3" office:value-type="string">
            <text:p text:style-name="P20">Bit Test f, Skip if Set</text:p>
          </table:table-cell>
          <table:table-cell table:style-name="Table2.A3" office:value-type="string">
            <text:p text:style-name="P20">1 (2)</text:p>
          </table:table-cell>
          <table:table-cell table:style-name="Table2.A3" office:value-type="string">
            <text:p text:style-name="P20">01 11bb bfff ffff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2" table:number-columns-spanned="5" office:value-type="string">
            <text:p text:style-name="P19">LITERAL AND CONTROL OPER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1">ADDLW<text:tab/>k</text:p>
          </table:table-cell>
          <table:table-cell table:style-name="Table2.A3" office:value-type="string">
            <text:p text:style-name="P21">Add literal and W</text:p>
          </table:table-cell>
          <table:table-cell table:style-name="Table2.A3" office:value-type="string">
            <text:p text:style-name="P21">1</text:p>
          </table:table-cell>
          <table:table-cell table:style-name="Table2.A3" office:value-type="string">
            <text:p text:style-name="P21">11 111x kkkk kkkk</text:p>
          </table:table-cell>
          <table:table-cell table:style-name="Table2.A2" office:value-type="string">
            <text:p text:style-name="P21">C,DC,Z</text:p>
          </table:table-cell>
        </table:table-row>
        <table:table-row>
          <table:table-cell table:style-name="Table2.A3" office:value-type="string">
            <text:p text:style-name="P20">ANDLW<text:tab/>k</text:p>
          </table:table-cell>
          <table:table-cell table:style-name="Table2.A3" office:value-type="string">
            <text:p text:style-name="P20">AND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01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CLRWDT</text:p>
          </table:table-cell>
          <table:table-cell table:style-name="Table2.A3" office:value-type="string">
            <text:p text:style-name="P20">Clear Watchdog Timer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110 0100</text:p>
          </table:table-cell>
          <table:table-cell table:style-name="Table2.A2" office:value-type="string">
            <text:p text:style-name="P20">TO,PD</text:p>
          </table:table-cell>
        </table:table-row>
        <table:table-row>
          <table:table-cell table:style-name="Table2.A3" office:value-type="string">
            <text:p text:style-name="P20">IORLW<text:tab/>k</text:p>
          </table:table-cell>
          <table:table-cell table:style-name="Table2.A3" office:value-type="string">
            <text:p text:style-name="P20">Inclusive OR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00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3" office:value-type="string">
            <text:p text:style-name="P20">MOVLW<text:tab/>k</text:p>
          </table:table-cell>
          <table:table-cell table:style-name="Table2.A3" office:value-type="string">
            <text:p text:style-name="P20">Move literal to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00xx kkkk kkkk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FIE</text:p>
          </table:table-cell>
          <table:table-cell table:style-name="Table2.A3" office:value-type="string">
            <text:p text:style-name="P20">Return from interrupt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00 0000 0000 1001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LW<text:tab/>k</text:p>
          </table:table-cell>
          <table:table-cell table:style-name="Table2.A3" office:value-type="string">
            <text:p text:style-name="P20">Return With literal in W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1 01xx kkkk kkkk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RETURN</text:p>
          </table:table-cell>
          <table:table-cell table:style-name="Table2.A3" office:value-type="string">
            <text:p text:style-name="P20">Return from Subroutine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00 0000 0000 1000</text:p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SLEEP</text:p>
          </table:table-cell>
          <table:table-cell table:style-name="Table2.A3" office:value-type="string">
            <text:p text:style-name="P20">Go into standby mode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00 0000 0110 0011</text:p>
          </table:table-cell>
          <table:table-cell table:style-name="Table2.A2" office:value-type="string">
            <text:p text:style-name="P20">TO,PD</text:p>
          </table:table-cell>
        </table:table-row>
        <table:table-row>
          <table:table-cell table:style-name="Table2.A3" office:value-type="string">
            <text:p text:style-name="P20">SUBLW<text:tab/>k</text:p>
          </table:table-cell>
          <table:table-cell table:style-name="Table2.A3" office:value-type="string">
            <text:p text:style-name="P20">Subtract W from literal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10x kkkk kkkk</text:p>
          </table:table-cell>
          <table:table-cell table:style-name="Table2.A2" office:value-type="string">
            <text:p text:style-name="P20">C,DC,Z</text:p>
          </table:table-cell>
        </table:table-row>
        <table:table-row>
          <table:table-cell table:style-name="Table2.A3" office:value-type="string">
            <text:p text:style-name="P20">XORLW<text:tab/>k</text:p>
          </table:table-cell>
          <table:table-cell table:style-name="Table2.A3" office:value-type="string">
            <text:p text:style-name="P20">Exclusive OR literal With W</text:p>
          </table:table-cell>
          <table:table-cell table:style-name="Table2.A3" office:value-type="string">
            <text:p text:style-name="P20">1</text:p>
          </table:table-cell>
          <table:table-cell table:style-name="Table2.A3" office:value-type="string">
            <text:p text:style-name="P20">11 1010 kkkk kkkk</text:p>
          </table:table-cell>
          <table:table-cell table:style-name="Table2.A2" office:value-type="string">
            <text:p text:style-name="P20">Z</text:p>
          </table:table-cell>
        </table:table-row>
        <table:table-row>
          <table:table-cell table:style-name="Table2.A2" table:number-columns-spanned="5" office:value-type="string">
            <text:p text:style-name="P19">CALL AND GOTO INSTRUC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GOTO<text:tab/>k</text:p>
          </table:table-cell>
          <table:table-cell table:style-name="Table2.A3" office:value-type="string">
            <text:p text:style-name="P20">Go to address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0 1kkk kkkk kkkk</text:p>
          </table:table-cell>
          <table:table-cell table:style-name="Table2.A2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CALL<text:tab/>k</text:p>
          </table:table-cell>
          <table:table-cell table:style-name="Table2.A3" office:value-type="string">
            <text:p text:style-name="P20">Call subroutine</text:p>
          </table:table-cell>
          <table:table-cell table:style-name="Table2.A3" office:value-type="string">
            <text:p text:style-name="P20">2</text:p>
          </table:table-cell>
          <table:table-cell table:style-name="Table2.A3" office:value-type="string">
            <text:p text:style-name="P20">10 0kkk kkkk kkkk</text:p>
          </table:table-cell>
          <table:table-cell table:style-name="Table2.A2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 style:writing-mode="pag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size="10pt" officeooo:rsid="00083681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9:40:02.456173321</meta:creation-date>
    <dc:date>2017-12-05T07:50:55.243222177</dc:date>
    <meta:editing-duration>PT16H20M32S</meta:editing-duration>
    <meta:editing-cycles>32</meta:editing-cycles>
    <meta:generator>LibreOffice/5.4.3.2$Linux_X86_64 LibreOffice_project/92a7159f7e4af62137622921e809f8546db437e5</meta:generator>
    <meta:document-statistic meta:table-count="2" meta:image-count="0" meta:object-count="0" meta:page-count="22" meta:paragraph-count="808" meta:word-count="4927" meta:character-count="32747" meta:non-whitespace-character-count="23345"/>
  </office:meta>
</office:document-meta>
</file>